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ahoma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 fo:font-weight="bold" style:font-weight-asian="bold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ext-properties style:font-name="Tahoma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6" table:default-cell-style-name="ce5"/>
        <table:table-column table:style-name="co1" table:number-columns-repeated="2" table:default-cell-style-name="Default"/>
        <table:table-column table:style-name="co1" table:number-columns-repeated="1015" table:default-cell-style-name="ce5"/>
        <table:table-row table:style-name="ro1">
          <table:table-cell table:style-name="ce1" office:value-type="string">
            <text:p>Amount of simulation for avg:</text:p>
          </table:table-cell>
          <table:table-cell table:number-columns-repeated="2"/>
          <table:table-cell table:style-name="ce6" office:value-type="float" office:value="4">
            <text:p>4</text:p>
          </table:table-cell>
          <table:table-cell table:number-columns-repeated="3"/>
          <table:table-cell>
            <draw:frame table:end-cell-address="Sheet1.P18" table:end-x="0.0209in" table:end-y="0.1339in" draw:z-index="0" draw:style-name="gr1" draw:text-style-name="P1" svg:width="6.2988in" svg:height="2.9961in" svg:x="0.8343in" svg:y="0.1602in">
              <draw:object draw:notify-on-update-of-ranges="Sheet1.A6:Sheet1.A27 Sheet1.B5:Sheet1.B5 Sheet1.B6:Sheet1.B27 Sheet1.C5:Sheet1.C5 Sheet1.C6:Sheet1.C27 Sheet1.D5:Sheet1.D5 Sheet1.D6:Sheet1.D27 Sheet1.E5:Sheet1.E5 Sheet1.E6:Sheet1.E27 Sheet1.F5:Sheet1.F5 Sheet1.F6:Sheet1.F27 Sheet1.G5:Sheet1.G5 Sheet1.G6:Sheet1.G2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1" office:value-type="string" table:number-columns-spanned="2" table:number-rows-spanned="1">
            <text:p>Size of stocks:</text:p>
          </table:table-cell>
          <table:covered-table-cell/>
          <table:table-cell/>
          <table:table-cell table:style-name="ce6" office:value-type="float" office:value="230">
            <text:p>230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Simulation amount:</text:p>
          </table:table-cell>
          <table:covered-table-cell/>
          <table:table-cell/>
          <table:table-cell table:style-name="ce6" office:value-type="float" office:value="72">
            <text:p>7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Days</text:p>
          </table:table-cell>
          <table:table-cell table:style-name="ce3" office:value-type="string">
            <text:p>Threads: 1</text:p>
          </table:table-cell>
          <table:table-cell table:style-name="ce3" office:value-type="string">
            <text:p>Threads: 2</text:p>
          </table:table-cell>
          <table:table-cell table:style-name="ce3" office:value-type="string">
            <text:p>Threads: 3</text:p>
          </table:table-cell>
          <table:table-cell table:style-name="ce3" office:value-type="string">
            <text:p>Threads: 4</text:p>
          </table:table-cell>
          <table:table-cell table:style-name="ce3" office:value-type="string">
            <text:p>Threads: 5</text:p>
          </table:table-cell>
          <table:table-cell table:style-name="ce3" office:value-type="string">
            <text:p>Threads: 6</text:p>
          </table:table-cell>
          <table:table-cell table:number-columns-repeated="1017"/>
        </table:table-row>
        <table:table-row table:style-name="ro1">
          <table:table-cell table:style-name="ce4" office:value-type="float" office:value="10">
            <text:p>10</text:p>
          </table:table-cell>
          <table:table-cell office:value-type="float" office:value="0.096685097">
            <text:p>0.096685097</text:p>
          </table:table-cell>
          <table:table-cell office:value-type="float" office:value="0.038629178">
            <text:p>0.038629178</text:p>
          </table:table-cell>
          <table:table-cell office:value-type="float" office:value="0.025178021">
            <text:p>0.025178021</text:p>
          </table:table-cell>
          <table:table-cell table:style-name="Default" office:value-type="float" office:value="0.021824159">
            <text:p>0.021824159</text:p>
          </table:table-cell>
          <table:table-cell table:style-name="Default" office:value-type="float" office:value="0.016121097">
            <text:p>0.016121097</text:p>
          </table:table-cell>
          <table:table-cell office:value-type="float" office:value="0.014419682">
            <text:p>0.014419682</text:p>
          </table:table-cell>
          <table:table-cell/>
          <table:table-cell table:style-name="ce7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Default" office:value-type="float" office:value="0.0461256">
            <text:p>0.0461256</text:p>
          </table:table-cell>
          <table:table-cell table:style-name="Default" office:value-type="float" office:value="0.024835258">
            <text:p>0.024835258</text:p>
          </table:table-cell>
          <table:table-cell table:style-name="Default" office:value-type="float" office:value="0.019199657">
            <text:p>0.019199657</text:p>
          </table:table-cell>
          <table:table-cell table:style-name="Default" office:value-type="float" office:value="0.017682134">
            <text:p>0.017682134</text:p>
          </table:table-cell>
          <table:table-cell table:style-name="Default" office:value-type="float" office:value="0.013628205">
            <text:p>0.013628205</text:p>
          </table:table-cell>
          <table:table-cell office:value-type="float" office:value="0.013180774">
            <text:p>0.013180774</text:p>
          </table:table-cell>
          <table:table-cell/>
          <table:table-cell table:style-name="ce7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Default" office:value-type="float" office:value="0.047771633">
            <text:p>0.047771633</text:p>
          </table:table-cell>
          <table:table-cell table:style-name="Default" office:value-type="float" office:value="0.023510498">
            <text:p>0.023510498</text:p>
          </table:table-cell>
          <table:table-cell table:style-name="Default" office:value-type="float" office:value="0.01931662">
            <text:p>0.01931662</text:p>
          </table:table-cell>
          <table:table-cell table:style-name="Default" office:value-type="float" office:value="0.016008411">
            <text:p>0.016008411</text:p>
          </table:table-cell>
          <table:table-cell table:style-name="Default" office:value-type="float" office:value="0.013125714">
            <text:p>0.013125714</text:p>
          </table:table-cell>
          <table:table-cell office:value-type="float" office:value="0.01611543">
            <text:p>0.01611543</text:p>
          </table:table-cell>
          <table:table-cell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Default" office:value-type="float" office:value="0.047077019">
            <text:p>0.047077019</text:p>
          </table:table-cell>
          <table:table-cell table:style-name="Default" office:value-type="float" office:value="0.028902337">
            <text:p>0.028902337</text:p>
          </table:table-cell>
          <table:table-cell table:style-name="Default" office:value-type="float" office:value="0.022756013">
            <text:p>0.022756013</text:p>
          </table:table-cell>
          <table:table-cell table:style-name="Default" office:value-type="float" office:value="0.017041084">
            <text:p>0.017041084</text:p>
          </table:table-cell>
          <table:table-cell table:style-name="Default" office:value-type="float" office:value="0.014994019">
            <text:p>0.014994019</text:p>
          </table:table-cell>
          <table:table-cell office:value-type="float" office:value="0.016636418">
            <text:p>0.016636418</text:p>
          </table:table-cell>
          <table:table-cell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Default" office:value-type="float" office:value="0.056112989">
            <text:p>0.056112989</text:p>
          </table:table-cell>
          <table:table-cell table:style-name="Default" office:value-type="float" office:value="0.030201544">
            <text:p>0.030201544</text:p>
          </table:table-cell>
          <table:table-cell table:style-name="Default" office:value-type="float" office:value="0.018974819">
            <text:p>0.018974819</text:p>
          </table:table-cell>
          <table:table-cell table:style-name="Default" office:value-type="float" office:value="0.018118232">
            <text:p>0.018118232</text:p>
          </table:table-cell>
          <table:table-cell table:style-name="Default" office:value-type="float" office:value="0.01582142">
            <text:p>0.01582142</text:p>
          </table:table-cell>
          <table:table-cell office:value-type="float" office:value="0.016749638">
            <text:p>0.016749638</text:p>
          </table:table-cell>
          <table:table-cell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Default" office:value-type="float" office:value="0.051008425">
            <text:p>0.051008425</text:p>
          </table:table-cell>
          <table:table-cell table:style-name="Default" office:value-type="float" office:value="0.02578208">
            <text:p>0.02578208</text:p>
          </table:table-cell>
          <table:table-cell table:style-name="Default" office:value-type="float" office:value="0.019786396">
            <text:p>0.019786396</text:p>
          </table:table-cell>
          <table:table-cell table:style-name="Default" office:value-type="float" office:value="0.015708305">
            <text:p>0.015708305</text:p>
          </table:table-cell>
          <table:table-cell table:style-name="Default" office:value-type="float" office:value="0.015477694">
            <text:p>0.015477694</text:p>
          </table:table-cell>
          <table:table-cell office:value-type="float" office:value="0.01505806">
            <text:p>0.01505806</text:p>
          </table:table-cell>
          <table:table-cell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Default" office:value-type="float" office:value="0.057914687">
            <text:p>0.057914687</text:p>
          </table:table-cell>
          <table:table-cell table:style-name="Default" office:value-type="float" office:value="0.039584339">
            <text:p>0.039584339</text:p>
          </table:table-cell>
          <table:table-cell table:style-name="Default" office:value-type="float" office:value="0.029811739">
            <text:p>0.029811739</text:p>
          </table:table-cell>
          <table:table-cell table:style-name="Default" office:value-type="float" office:value="0.023479707">
            <text:p>0.023479707</text:p>
          </table:table-cell>
          <table:table-cell table:style-name="Default" office:value-type="float" office:value="0.021890873">
            <text:p>0.021890873</text:p>
          </table:table-cell>
          <table:table-cell office:value-type="float" office:value="0.019866688">
            <text:p>0.019866688</text:p>
          </table:table-cell>
          <table:table-cell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Default" office:value-type="float" office:value="0.055538438">
            <text:p>0.055538438</text:p>
          </table:table-cell>
          <table:table-cell table:style-name="Default" office:value-type="float" office:value="0.030599367">
            <text:p>0.030599367</text:p>
          </table:table-cell>
          <table:table-cell table:style-name="Default" office:value-type="float" office:value="0.022033388">
            <text:p>0.022033388</text:p>
          </table:table-cell>
          <table:table-cell table:style-name="Default" office:value-type="float" office:value="0.018301481">
            <text:p>0.018301481</text:p>
          </table:table-cell>
          <table:table-cell table:style-name="Default" office:value-type="float" office:value="0.015098153">
            <text:p>0.015098153</text:p>
          </table:table-cell>
          <table:table-cell office:value-type="float" office:value="0.015313262">
            <text:p>0.015313262</text:p>
          </table:table-cell>
          <table:table-cell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Default" office:value-type="float" office:value="0.052520496">
            <text:p>0.052520496</text:p>
          </table:table-cell>
          <table:table-cell table:style-name="Default" office:value-type="float" office:value="0.026287351">
            <text:p>0.026287351</text:p>
          </table:table-cell>
          <table:table-cell table:style-name="Default" office:value-type="float" office:value="0.021024449">
            <text:p>0.021024449</text:p>
          </table:table-cell>
          <table:table-cell table:style-name="Default" office:value-type="float" office:value="0.016166428">
            <text:p>0.016166428</text:p>
          </table:table-cell>
          <table:table-cell table:style-name="Default" office:value-type="float" office:value="0.016810151">
            <text:p>0.016810151</text:p>
          </table:table-cell>
          <table:table-cell office:value-type="float" office:value="0.014674884">
            <text:p>0.014674884</text:p>
          </table:table-cell>
          <table:table-cell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Default" office:value-type="float" office:value="0.052020678">
            <text:p>0.052020678</text:p>
          </table:table-cell>
          <table:table-cell table:style-name="Default" office:value-type="float" office:value="0.027930711">
            <text:p>0.027930711</text:p>
          </table:table-cell>
          <table:table-cell table:style-name="Default" office:value-type="float" office:value="0.021116822">
            <text:p>0.021116822</text:p>
          </table:table-cell>
          <table:table-cell table:style-name="Default" office:value-type="float" office:value="0.020329301">
            <text:p>0.020329301</text:p>
          </table:table-cell>
          <table:table-cell table:style-name="Default" office:value-type="float" office:value="0.015682646">
            <text:p>0.015682646</text:p>
          </table:table-cell>
          <table:table-cell office:value-type="float" office:value="0.01542274">
            <text:p>0.01542274</text:p>
          </table:table-cell>
          <table:table-cell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Default" office:value-type="float" office:value="0.052823381">
            <text:p>0.052823381</text:p>
          </table:table-cell>
          <table:table-cell table:style-name="Default" office:value-type="float" office:value="0.030451079">
            <text:p>0.030451079</text:p>
          </table:table-cell>
          <table:table-cell table:style-name="Default" office:value-type="float" office:value="0.023960709">
            <text:p>0.023960709</text:p>
          </table:table-cell>
          <table:table-cell table:style-name="Default" office:value-type="float" office:value="0.018414061">
            <text:p>0.018414061</text:p>
          </table:table-cell>
          <table:table-cell table:style-name="Default" office:value-type="float" office:value="0.016351387">
            <text:p>0.016351387</text:p>
          </table:table-cell>
          <table:table-cell office:value-type="float" office:value="0.015874341">
            <text:p>0.015874341</text:p>
          </table:table-cell>
          <table:table-cell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Default" office:value-type="float" office:value="0.054784701">
            <text:p>0.054784701</text:p>
          </table:table-cell>
          <table:table-cell table:style-name="Default" office:value-type="float" office:value="0.028443894">
            <text:p>0.028443894</text:p>
          </table:table-cell>
          <table:table-cell table:style-name="Default" office:value-type="float" office:value="0.021049467">
            <text:p>0.021049467</text:p>
          </table:table-cell>
          <table:table-cell table:style-name="Default" office:value-type="float" office:value="0.017908896">
            <text:p>0.017908896</text:p>
          </table:table-cell>
          <table:table-cell table:style-name="Default" office:value-type="float" office:value="0.017300134">
            <text:p>0.017300134</text:p>
          </table:table-cell>
          <table:table-cell office:value-type="float" office:value="0.015102429">
            <text:p>0.015102429</text:p>
          </table:table-cell>
          <table:table-cell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2">
            <text:p>22</text:p>
          </table:table-cell>
          <table:table-cell table:style-name="Default" office:value-type="float" office:value="0.057100116">
            <text:p>0.057100116</text:p>
          </table:table-cell>
          <table:table-cell table:style-name="Default" office:value-type="float" office:value="0.030856173">
            <text:p>0.030856173</text:p>
          </table:table-cell>
          <table:table-cell table:style-name="Default" office:value-type="float" office:value="0.021161726">
            <text:p>0.021161726</text:p>
          </table:table-cell>
          <table:table-cell table:style-name="Default" office:value-type="float" office:value="0.019163307">
            <text:p>0.019163307</text:p>
          </table:table-cell>
          <table:table-cell table:style-name="Default" office:value-type="float" office:value="0.016486846">
            <text:p>0.016486846</text:p>
          </table:table-cell>
          <table:table-cell office:value-type="float" office:value="0.017127683">
            <text:p>0.017127683</text:p>
          </table:table-cell>
          <table:table-cell>
            <draw:frame table:end-cell-address="Sheet1.P38" table:end-x="0.0209in" table:end-y="0.1154in" draw:z-index="1" draw:style-name="gr1" draw:text-style-name="P1" svg:width="6.2988in" svg:height="3.5429in" svg:x="0.8343in" svg:y="0.1287in">
              <draw:object draw:notify-on-update-of-ranges="Sheet1.A28:Sheet1.A40 Sheet1.B28:Sheet1.B28 Sheet1.B29:Sheet1.B40 Sheet1.C28:Sheet1.C28 Sheet1.C29:Sheet1.C40 Sheet1.D28:Sheet1.D28 Sheet1.D29:Sheet1.D40 Sheet1.E28:Sheet1.E28 Sheet1.E29:Sheet1.E40 Sheet1.F28:Sheet1.F28 Sheet1.F29:Sheet1.F40 Sheet1.G28:Sheet1.G28 Sheet1.G29:Sheet1.G4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7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Default" office:value-type="float" office:value="0.057765971">
            <text:p>0.057765971</text:p>
          </table:table-cell>
          <table:table-cell table:style-name="Default" office:value-type="float" office:value="0.032658833">
            <text:p>0.032658833</text:p>
          </table:table-cell>
          <table:table-cell table:style-name="Default" office:value-type="float" office:value="0.022241975">
            <text:p>0.022241975</text:p>
          </table:table-cell>
          <table:table-cell table:style-name="Default" office:value-type="float" office:value="0.019226065">
            <text:p>0.019226065</text:p>
          </table:table-cell>
          <table:table-cell table:style-name="Default" office:value-type="float" office:value="0.018536476">
            <text:p>0.018536476</text:p>
          </table:table-cell>
          <table:table-cell office:value-type="float" office:value="0.016534316">
            <text:p>0.016534316</text:p>
          </table:table-cell>
          <table:table-cell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Default" office:value-type="float" office:value="0.059656621">
            <text:p>0.059656621</text:p>
          </table:table-cell>
          <table:table-cell table:style-name="Default" office:value-type="float" office:value="0.03106337">
            <text:p>0.03106337</text:p>
          </table:table-cell>
          <table:table-cell table:style-name="Default" office:value-type="float" office:value="0.023404547">
            <text:p>0.023404547</text:p>
          </table:table-cell>
          <table:table-cell table:style-name="Default" office:value-type="float" office:value="0.019210028">
            <text:p>0.019210028</text:p>
          </table:table-cell>
          <table:table-cell table:style-name="Default" office:value-type="float" office:value="0.018020407">
            <text:p>0.018020407</text:p>
          </table:table-cell>
          <table:table-cell office:value-type="float" office:value="0.016549818">
            <text:p>0.016549818</text:p>
          </table:table-cell>
          <table:table-cell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Default" office:value-type="float" office:value="0.058650356">
            <text:p>0.058650356</text:p>
          </table:table-cell>
          <table:table-cell table:style-name="Default" office:value-type="float" office:value="0.032453026">
            <text:p>0.032453026</text:p>
          </table:table-cell>
          <table:table-cell table:style-name="Default" office:value-type="float" office:value="0.023064992">
            <text:p>0.023064992</text:p>
          </table:table-cell>
          <table:table-cell table:style-name="Default" office:value-type="float" office:value="0.019481587">
            <text:p>0.019481587</text:p>
          </table:table-cell>
          <table:table-cell table:style-name="Default" office:value-type="float" office:value="0.01690509">
            <text:p>0.01690509</text:p>
          </table:table-cell>
          <table:table-cell office:value-type="float" office:value="0.017142116">
            <text:p>0.017142116</text:p>
          </table:table-cell>
          <table:table-cell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6">
            <text:p>26</text:p>
          </table:table-cell>
          <table:table-cell table:style-name="Default" office:value-type="float" office:value="0.058663079">
            <text:p>0.058663079</text:p>
          </table:table-cell>
          <table:table-cell table:style-name="Default" office:value-type="float" office:value="0.032876294">
            <text:p>0.032876294</text:p>
          </table:table-cell>
          <table:table-cell table:style-name="Default" office:value-type="float" office:value="0.023711067">
            <text:p>0.023711067</text:p>
          </table:table-cell>
          <table:table-cell table:style-name="Default" office:value-type="float" office:value="0.021741515">
            <text:p>0.021741515</text:p>
          </table:table-cell>
          <table:table-cell table:style-name="Default" office:value-type="float" office:value="0.017606974">
            <text:p>0.017606974</text:p>
          </table:table-cell>
          <table:table-cell office:value-type="float" office:value="0.017722761">
            <text:p>0.017722761</text:p>
          </table:table-cell>
          <table:table-cell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7">
            <text:p>27</text:p>
          </table:table-cell>
          <table:table-cell table:style-name="Default" office:value-type="float" office:value="0.061566302">
            <text:p>0.061566302</text:p>
          </table:table-cell>
          <table:table-cell table:style-name="Default" office:value-type="float" office:value="0.035340319">
            <text:p>0.035340319</text:p>
          </table:table-cell>
          <table:table-cell table:style-name="Default" office:value-type="float" office:value="0.024740961">
            <text:p>0.024740961</text:p>
          </table:table-cell>
          <table:table-cell table:style-name="Default" office:value-type="float" office:value="0.021563933">
            <text:p>0.021563933</text:p>
          </table:table-cell>
          <table:table-cell table:style-name="Default" office:value-type="float" office:value="0.017415707">
            <text:p>0.017415707</text:p>
          </table:table-cell>
          <table:table-cell office:value-type="float" office:value="0.019297269">
            <text:p>0.019297269</text:p>
          </table:table-cell>
          <table:table-cell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8">
            <text:p>28</text:p>
          </table:table-cell>
          <table:table-cell table:style-name="Default" office:value-type="float" office:value="0.062194523">
            <text:p>0.062194523</text:p>
          </table:table-cell>
          <table:table-cell table:style-name="Default" office:value-type="float" office:value="0.034629669">
            <text:p>0.034629669</text:p>
          </table:table-cell>
          <table:table-cell table:style-name="Default" office:value-type="float" office:value="0.024463949">
            <text:p>0.024463949</text:p>
          </table:table-cell>
          <table:table-cell table:style-name="Default" office:value-type="float" office:value="0.023740468">
            <text:p>0.023740468</text:p>
          </table:table-cell>
          <table:table-cell table:style-name="Default" office:value-type="float" office:value="0.020495871">
            <text:p>0.020495871</text:p>
          </table:table-cell>
          <table:table-cell office:value-type="float" office:value="0.018562991">
            <text:p>0.018562991</text:p>
          </table:table-cell>
          <table:table-cell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9">
            <text:p>29</text:p>
          </table:table-cell>
          <table:table-cell table:style-name="Default" office:value-type="float" office:value="0.065145644">
            <text:p>0.065145644</text:p>
          </table:table-cell>
          <table:table-cell table:style-name="Default" office:value-type="float" office:value="0.033754478">
            <text:p>0.033754478</text:p>
          </table:table-cell>
          <table:table-cell table:style-name="Default" office:value-type="float" office:value="0.025608667">
            <text:p>0.025608667</text:p>
          </table:table-cell>
          <table:table-cell table:style-name="Default" office:value-type="float" office:value="0.022150778">
            <text:p>0.022150778</text:p>
          </table:table-cell>
          <table:table-cell table:style-name="Default" office:value-type="float" office:value="0.019884543">
            <text:p>0.019884543</text:p>
          </table:table-cell>
          <table:table-cell office:value-type="float" office:value="0.018611102">
            <text:p>0.018611102</text:p>
          </table:table-cell>
          <table:table-cell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30">
            <text:p>30</text:p>
          </table:table-cell>
          <table:table-cell table:style-name="Default" office:value-type="float" office:value="0.066619012">
            <text:p>0.066619012</text:p>
          </table:table-cell>
          <table:table-cell table:style-name="Default" office:value-type="float" office:value="0.034384837">
            <text:p>0.034384837</text:p>
          </table:table-cell>
          <table:table-cell table:style-name="Default" office:value-type="float" office:value="0.025906954">
            <text:p>0.025906954</text:p>
          </table:table-cell>
          <table:table-cell table:style-name="Default" office:value-type="float" office:value="0.022173872">
            <text:p>0.022173872</text:p>
          </table:table-cell>
          <table:table-cell table:style-name="Default" office:value-type="float" office:value="0.020638279">
            <text:p>0.020638279</text:p>
          </table:table-cell>
          <table:table-cell office:value-type="float" office:value="0.01912546">
            <text:p>0.01912546</text:p>
          </table:table-cell>
          <table:table-cell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Default" office:value-type="float" office:value="0.067093813">
            <text:p>0.067093813</text:p>
          </table:table-cell>
          <table:table-cell table:style-name="Default" office:value-type="float" office:value="0.034481166">
            <text:p>0.034481166</text:p>
          </table:table-cell>
          <table:table-cell table:style-name="Default" office:value-type="float" office:value="0.027605802">
            <text:p>0.027605802</text:p>
          </table:table-cell>
          <table:table-cell table:style-name="Default" office:value-type="float" office:value="0.022152382">
            <text:p>0.022152382</text:p>
          </table:table-cell>
          <table:table-cell table:style-name="Default" office:value-type="float" office:value="0.020465935">
            <text:p>0.020465935</text:p>
          </table:table-cell>
          <table:table-cell office:value-type="float" office:value="0.021323058">
            <text:p>0.021323058</text:p>
          </table:table-cell>
          <table:table-cell/>
          <table:table-cell table:style-name="ce7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3" office:value-type="string">
            <text:p>Days</text:p>
          </table:table-cell>
          <table:table-cell table:style-name="ce3" office:value-type="string">
            <text:p>Threads: 1</text:p>
          </table:table-cell>
          <table:table-cell table:style-name="ce3" office:value-type="string">
            <text:p>Threads: 2</text:p>
          </table:table-cell>
          <table:table-cell table:style-name="ce3" office:value-type="string">
            <text:p>Threads: 3</text:p>
          </table:table-cell>
          <table:table-cell table:style-name="ce3" office:value-type="string">
            <text:p>Threads: 4</text:p>
          </table:table-cell>
          <table:table-cell table:style-name="ce3" office:value-type="string">
            <text:p>Threads: 5</text:p>
          </table:table-cell>
          <table:table-cell table:style-name="ce3" office:value-type="string">
            <text:p>Threads: 6</text:p>
          </table:table-cell>
          <table:table-cell/>
          <table:table-cell table:style-name="ce7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1">
            <text:p>31</text:p>
          </table:table-cell>
          <table:table-cell office:value-type="float" office:value="0.06808479">
            <text:p>0.06808479</text:p>
          </table:table-cell>
          <table:table-cell office:value-type="float" office:value="0.036896866">
            <text:p>0.036896866</text:p>
          </table:table-cell>
          <table:table-cell office:value-type="float" office:value="0.026720135">
            <text:p>0.026720135</text:p>
          </table:table-cell>
          <table:table-cell table:style-name="Default" office:value-type="float" office:value="0.021813468">
            <text:p>0.021813468</text:p>
          </table:table-cell>
          <table:table-cell table:style-name="Default" office:value-type="float" office:value="0.020620425">
            <text:p>0.020620425</text:p>
          </table:table-cell>
          <table:table-cell office:value-type="float" office:value="0.018702939">
            <text:p>0.018702939</text:p>
          </table:table-cell>
          <table:table-cell/>
          <table:table-cell table:style-name="ce7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59">
            <text:p>59</text:p>
          </table:table-cell>
          <table:table-cell table:style-name="Default" office:value-type="float" office:value="0.105354889">
            <text:p>0.105354889</text:p>
          </table:table-cell>
          <table:table-cell table:style-name="Default" office:value-type="float" office:value="0.05727941">
            <text:p>0.05727941</text:p>
          </table:table-cell>
          <table:table-cell table:style-name="Default" office:value-type="float" office:value="0.040627169">
            <text:p>0.040627169</text:p>
          </table:table-cell>
          <table:table-cell table:style-name="Default" office:value-type="float" office:value="0.034594173">
            <text:p>0.034594173</text:p>
          </table:table-cell>
          <table:table-cell table:style-name="Default" office:value-type="float" office:value="0.031160233">
            <text:p>0.031160233</text:p>
          </table:table-cell>
          <table:table-cell office:value-type="float" office:value="0.029118087">
            <text:p>0.029118087</text:p>
          </table:table-cell>
          <table:table-cell/>
          <table:table-cell table:style-name="ce7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90">
            <text:p>90</text:p>
          </table:table-cell>
          <table:table-cell table:style-name="Default" office:value-type="float" office:value="0.141641496">
            <text:p>0.141641496</text:p>
          </table:table-cell>
          <table:table-cell table:style-name="Default" office:value-type="float" office:value="0.077921217">
            <text:p>0.077921217</text:p>
          </table:table-cell>
          <table:table-cell table:style-name="Default" office:value-type="float" office:value="0.05771091">
            <text:p>0.05771091</text:p>
          </table:table-cell>
          <table:table-cell table:style-name="Default" office:value-type="float" office:value="0.048420168">
            <text:p>0.048420168</text:p>
          </table:table-cell>
          <table:table-cell table:style-name="Default" office:value-type="float" office:value="0.043010902">
            <text:p>0.043010902</text:p>
          </table:table-cell>
          <table:table-cell office:value-type="float" office:value="0.039993495">
            <text:p>0.039993495</text:p>
          </table:table-cell>
          <table:table-cell/>
          <table:table-cell table:style-name="ce7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20">
            <text:p>120</text:p>
          </table:table-cell>
          <table:table-cell table:style-name="Default" office:value-type="float" office:value="0.180071709">
            <text:p>0.180071709</text:p>
          </table:table-cell>
          <table:table-cell table:style-name="Default" office:value-type="float" office:value="0.098204118">
            <text:p>0.098204118</text:p>
          </table:table-cell>
          <table:table-cell table:style-name="Default" office:value-type="float" office:value="0.075297464">
            <text:p>0.075297464</text:p>
          </table:table-cell>
          <table:table-cell table:style-name="Default" office:value-type="float" office:value="0.06458574">
            <text:p>0.06458574</text:p>
          </table:table-cell>
          <table:table-cell table:style-name="Default" office:value-type="float" office:value="0.05446888">
            <text:p>0.05446888</text:p>
          </table:table-cell>
          <table:table-cell office:value-type="float" office:value="0.050833836">
            <text:p>0.050833836</text:p>
          </table:table-cell>
          <table:table-cell/>
          <table:table-cell table:style-name="ce7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51">
            <text:p>151</text:p>
          </table:table-cell>
          <table:table-cell table:style-name="Default" office:value-type="float" office:value="0.221694987">
            <text:p>0.221694987</text:p>
          </table:table-cell>
          <table:table-cell table:style-name="Default" office:value-type="float" office:value="0.117267354">
            <text:p>0.117267354</text:p>
          </table:table-cell>
          <table:table-cell table:style-name="Default" office:value-type="float" office:value="0.088959668">
            <text:p>0.088959668</text:p>
          </table:table-cell>
          <table:table-cell table:style-name="Default" office:value-type="float" office:value="0.078544627">
            <text:p>0.078544627</text:p>
          </table:table-cell>
          <table:table-cell table:style-name="Default" office:value-type="float" office:value="0.068084255">
            <text:p>0.068084255</text:p>
          </table:table-cell>
          <table:table-cell office:value-type="float" office:value="0.062559097">
            <text:p>0.062559097</text:p>
          </table:table-cell>
          <table:table-cell/>
          <table:table-cell table:style-name="ce7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81">
            <text:p>181</text:p>
          </table:table-cell>
          <table:table-cell table:style-name="Default" office:value-type="float" office:value="0.261794219">
            <text:p>0.261794219</text:p>
          </table:table-cell>
          <table:table-cell table:style-name="Default" office:value-type="float" office:value="0.15170661">
            <text:p>0.15170661</text:p>
          </table:table-cell>
          <table:table-cell table:style-name="Default" office:value-type="float" office:value="0.102505015">
            <text:p>0.102505015</text:p>
          </table:table-cell>
          <table:table-cell table:style-name="Default" office:value-type="float" office:value="0.090458696">
            <text:p>0.090458696</text:p>
          </table:table-cell>
          <table:table-cell table:style-name="Default" office:value-type="float" office:value="0.081923935">
            <text:p>0.081923935</text:p>
          </table:table-cell>
          <table:table-cell office:value-type="float" office:value="0.07418899">
            <text:p>0.07418899</text:p>
          </table:table-cell>
          <table:table-cell/>
          <table:table-cell table:style-name="ce7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212">
            <text:p>212</text:p>
          </table:table-cell>
          <table:table-cell table:style-name="Default" office:value-type="float" office:value="0.304609898">
            <text:p>0.304609898</text:p>
          </table:table-cell>
          <table:table-cell table:style-name="Default" office:value-type="float" office:value="0.161173119">
            <text:p>0.161173119</text:p>
          </table:table-cell>
          <table:table-cell table:style-name="Default" office:value-type="float" office:value="0.132383896">
            <text:p>0.132383896</text:p>
          </table:table-cell>
          <table:table-cell table:style-name="Default" office:value-type="float" office:value="0.103429279">
            <text:p>0.103429279</text:p>
          </table:table-cell>
          <table:table-cell table:style-name="Default" office:value-type="float" office:value="0.094637606">
            <text:p>0.094637606</text:p>
          </table:table-cell>
          <table:table-cell office:value-type="float" office:value="0.0852299">
            <text:p>0.0852299</text:p>
          </table:table-cell>
          <table:table-cell/>
          <table:table-cell table:style-name="ce7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243">
            <text:p>243</text:p>
          </table:table-cell>
          <table:table-cell table:style-name="Default" office:value-type="float" office:value="0.344206318">
            <text:p>0.344206318</text:p>
          </table:table-cell>
          <table:table-cell table:style-name="Default" office:value-type="float" office:value="0.191165113">
            <text:p>0.191165113</text:p>
          </table:table-cell>
          <table:table-cell table:style-name="Default" office:value-type="float" office:value="0.149848141">
            <text:p>0.149848141</text:p>
          </table:table-cell>
          <table:table-cell table:style-name="Default" office:value-type="float" office:value="0.119748699">
            <text:p>0.119748699</text:p>
          </table:table-cell>
          <table:table-cell table:style-name="Default" office:value-type="float" office:value="0.103445957">
            <text:p>0.103445957</text:p>
          </table:table-cell>
          <table:table-cell office:value-type="float" office:value="0.097990399">
            <text:p>0.097990399</text:p>
          </table:table-cell>
          <table:table-cell/>
          <table:table-cell table:style-name="ce7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273">
            <text:p>273</text:p>
          </table:table-cell>
          <table:table-cell table:style-name="Default" office:value-type="float" office:value="0.377659194">
            <text:p>0.377659194</text:p>
          </table:table-cell>
          <table:table-cell table:style-name="Default" office:value-type="float" office:value="0.214933378">
            <text:p>0.214933378</text:p>
          </table:table-cell>
          <table:table-cell table:style-name="Default" office:value-type="float" office:value="0.165728897">
            <text:p>0.165728897</text:p>
          </table:table-cell>
          <table:table-cell table:style-name="Default" office:value-type="float" office:value="0.132313226">
            <text:p>0.132313226</text:p>
          </table:table-cell>
          <table:table-cell table:style-name="Default" office:value-type="float" office:value="0.115782332">
            <text:p>0.115782332</text:p>
          </table:table-cell>
          <table:table-cell office:value-type="float" office:value="0.109803113">
            <text:p>0.109803113</text:p>
          </table:table-cell>
          <table:table-cell/>
          <table:table-cell table:style-name="ce7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04">
            <text:p>304</text:p>
          </table:table-cell>
          <table:table-cell table:style-name="Default" office:value-type="float" office:value="0.417726888">
            <text:p>0.417726888</text:p>
          </table:table-cell>
          <table:table-cell table:style-name="Default" office:value-type="float" office:value="0.218033749">
            <text:p>0.218033749</text:p>
          </table:table-cell>
          <table:table-cell table:style-name="Default" office:value-type="float" office:value="0.177346603">
            <text:p>0.177346603</text:p>
          </table:table-cell>
          <table:table-cell table:style-name="Default" office:value-type="float" office:value="0.155766312">
            <text:p>0.155766312</text:p>
          </table:table-cell>
          <table:table-cell table:style-name="Default" office:value-type="float" office:value="0.138646327">
            <text:p>0.138646327</text:p>
          </table:table-cell>
          <table:table-cell office:value-type="float" office:value="0.118370055">
            <text:p>0.118370055</text:p>
          </table:table-cell>
          <table:table-cell>
            <draw:frame table:end-cell-address="Sheet1.P58" table:end-x="0.011in" table:end-y="0.0787in" draw:z-index="2" draw:style-name="gr1" draw:text-style-name="P1" svg:width="6.289in" svg:height="3.5354in" svg:x="0.8343in" svg:y="0.0992in">
              <draw:object draw:notify-on-update-of-ranges="Sheet1.A41:Sheet1.A53 Sheet1.B41:Sheet1.B41 Sheet1.B42:Sheet1.B53 Sheet1.C41:Sheet1.C41 Sheet1.C42:Sheet1.C53 Sheet1.D41:Sheet1.D41 Sheet1.D42:Sheet1.D53 Sheet1.E41:Sheet1.E41 Sheet1.E42:Sheet1.E53 Sheet1.F41:Sheet1.F41 Sheet1.F42:Sheet1.F53 Sheet1.G41:Sheet1.G41 Sheet1.G42:Sheet1.G5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7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34">
            <text:p>334</text:p>
          </table:table-cell>
          <table:table-cell table:style-name="Default" office:value-type="float" office:value="0.453321232">
            <text:p>0.453321232</text:p>
          </table:table-cell>
          <table:table-cell table:style-name="Default" office:value-type="float" office:value="0.247068445">
            <text:p>0.247068445</text:p>
          </table:table-cell>
          <table:table-cell table:style-name="Default" office:value-type="float" office:value="0.186386314">
            <text:p>0.186386314</text:p>
          </table:table-cell>
          <table:table-cell table:style-name="Default" office:value-type="float" office:value="0.174409594">
            <text:p>0.174409594</text:p>
          </table:table-cell>
          <table:table-cell table:style-name="Default" office:value-type="float" office:value="0.152472963">
            <text:p>0.152472963</text:p>
          </table:table-cell>
          <table:table-cell office:value-type="float" office:value="0.130127817">
            <text:p>0.130127817</text:p>
          </table:table-cell>
          <table:table-cell/>
          <table:table-cell table:style-name="ce7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65">
            <text:p>365</text:p>
          </table:table-cell>
          <table:table-cell table:style-name="Default" office:value-type="float" office:value="0.497318621">
            <text:p>0.497318621</text:p>
          </table:table-cell>
          <table:table-cell table:style-name="Default" office:value-type="float" office:value="0.277853413">
            <text:p>0.277853413</text:p>
          </table:table-cell>
          <table:table-cell table:style-name="Default" office:value-type="float" office:value="0.215619225">
            <text:p>0.215619225</text:p>
          </table:table-cell>
          <table:table-cell table:style-name="Default" office:value-type="float" office:value="0.171873831">
            <text:p>0.171873831</text:p>
          </table:table-cell>
          <table:table-cell table:style-name="Default" office:value-type="float" office:value="0.152258175">
            <text:p>0.152258175</text:p>
          </table:table-cell>
          <table:table-cell office:value-type="float" office:value="0.139010259">
            <text:p>0.139010259</text:p>
          </table:table-cell>
          <table:table-cell/>
          <table:table-cell table:style-name="ce7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3" office:value-type="string">
            <text:p>Days</text:p>
          </table:table-cell>
          <table:table-cell table:style-name="ce3" office:value-type="string">
            <text:p>Threads: 1</text:p>
          </table:table-cell>
          <table:table-cell table:style-name="ce3" office:value-type="string">
            <text:p>Threads: 2</text:p>
          </table:table-cell>
          <table:table-cell table:style-name="ce3" office:value-type="string">
            <text:p>Threads: 3</text:p>
          </table:table-cell>
          <table:table-cell table:style-name="ce3" office:value-type="string">
            <text:p>Threads: 4</text:p>
          </table:table-cell>
          <table:table-cell table:style-name="ce3" office:value-type="string">
            <text:p>Threads: 5</text:p>
          </table:table-cell>
          <table:table-cell table:style-name="ce3" office:value-type="string">
            <text:p>Threads: 6</text:p>
          </table:table-cell>
          <table:table-cell/>
          <table:table-cell table:style-name="ce7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65">
            <text:p>365</text:p>
          </table:table-cell>
          <table:table-cell table:style-name="Default" office:value-type="float" office:value="0.493627555">
            <text:p>0.493627555</text:p>
          </table:table-cell>
          <table:table-cell table:style-name="Default" office:value-type="float" office:value="0.268888968">
            <text:p>0.268888968</text:p>
          </table:table-cell>
          <table:table-cell table:style-name="Default" office:value-type="float" office:value="0.216030306">
            <text:p>0.216030306</text:p>
          </table:table-cell>
          <table:table-cell table:style-name="Default" office:value-type="float" office:value="0.177052485">
            <text:p>0.177052485</text:p>
          </table:table-cell>
          <table:table-cell table:style-name="Default" office:value-type="float" office:value="0.158308383">
            <text:p>0.158308383</text:p>
          </table:table-cell>
          <table:table-cell office:value-type="float" office:value="0.141017552">
            <text:p>0.141017552</text:p>
          </table:table-cell>
          <table:table-cell/>
          <table:table-cell table:style-name="ce7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730">
            <text:p>730</text:p>
          </table:table-cell>
          <table:table-cell table:style-name="Default" office:value-type="float" office:value="0.969427361">
            <text:p>0.969427361</text:p>
          </table:table-cell>
          <table:table-cell table:style-name="Default" office:value-type="float" office:value="0.553931856">
            <text:p>0.553931856</text:p>
          </table:table-cell>
          <table:table-cell table:style-name="Default" office:value-type="float" office:value="0.424216723">
            <text:p>0.424216723</text:p>
          </table:table-cell>
          <table:table-cell table:style-name="Default" office:value-type="float" office:value="0.345806592">
            <text:p>0.345806592</text:p>
          </table:table-cell>
          <table:table-cell table:style-name="Default" office:value-type="float" office:value="0.297778582">
            <text:p>0.297778582</text:p>
          </table:table-cell>
          <table:table-cell office:value-type="float" office:value="0.271107307">
            <text:p>0.271107307</text:p>
          </table:table-cell>
          <table:table-cell/>
          <table:table-cell table:style-name="ce7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096">
            <text:p>1096</text:p>
          </table:table-cell>
          <table:table-cell table:style-name="Default" office:value-type="float" office:value="1.441475588">
            <text:p>1.441475588</text:p>
          </table:table-cell>
          <table:table-cell table:style-name="Default" office:value-type="float" office:value="0.837040365">
            <text:p>0.837040365</text:p>
          </table:table-cell>
          <table:table-cell table:style-name="Default" office:value-type="float" office:value="0.628432924">
            <text:p>0.628432924</text:p>
          </table:table-cell>
          <table:table-cell table:style-name="Default" office:value-type="float" office:value="0.509508205">
            <text:p>0.509508205</text:p>
          </table:table-cell>
          <table:table-cell table:style-name="Default" office:value-type="float" office:value="0.445781511">
            <text:p>0.445781511</text:p>
          </table:table-cell>
          <table:table-cell office:value-type="float" office:value="0.412321258">
            <text:p>0.412321258</text:p>
          </table:table-cell>
          <table:table-cell/>
          <table:table-cell table:style-name="ce7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461">
            <text:p>1461</text:p>
          </table:table-cell>
          <table:table-cell table:style-name="Default" office:value-type="float" office:value="2.008592281">
            <text:p>2.008592281</text:p>
          </table:table-cell>
          <table:table-cell table:style-name="Default" office:value-type="float" office:value="1.102994785">
            <text:p>1.102994785</text:p>
          </table:table-cell>
          <table:table-cell table:style-name="Default" office:value-type="float" office:value="0.87087599">
            <text:p>0.87087599</text:p>
          </table:table-cell>
          <table:table-cell table:style-name="Default" office:value-type="float" office:value="0.755805271">
            <text:p>0.755805271</text:p>
          </table:table-cell>
          <table:table-cell table:style-name="Default" office:value-type="float" office:value="0.666976251">
            <text:p>0.666976251</text:p>
          </table:table-cell>
          <table:table-cell office:value-type="float" office:value="0.607599743">
            <text:p>0.607599743</text:p>
          </table:table-cell>
          <table:table-cell/>
          <table:table-cell table:style-name="ce7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826">
            <text:p>1826</text:p>
          </table:table-cell>
          <table:table-cell table:style-name="Default" office:value-type="float" office:value="2.58185412">
            <text:p>2.58185412</text:p>
          </table:table-cell>
          <table:table-cell table:style-name="Default" office:value-type="float" office:value="1.394868131">
            <text:p>1.394868131</text:p>
          </table:table-cell>
          <table:table-cell table:style-name="Default" office:value-type="float" office:value="1.075909435">
            <text:p>1.075909435</text:p>
          </table:table-cell>
          <table:table-cell table:style-name="Default" office:value-type="float" office:value="0.898625376">
            <text:p>0.898625376</text:p>
          </table:table-cell>
          <table:table-cell table:style-name="Default" office:value-type="float" office:value="0.763798838">
            <text:p>0.763798838</text:p>
          </table:table-cell>
          <table:table-cell office:value-type="float" office:value="0.697674834">
            <text:p>0.697674834</text:p>
          </table:table-cell>
          <table:table-cell/>
          <table:table-cell table:style-name="ce7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2191">
            <text:p>2191</text:p>
          </table:table-cell>
          <table:table-cell table:style-name="Default" office:value-type="float" office:value="2.941156025">
            <text:p>2.941156025</text:p>
          </table:table-cell>
          <table:table-cell table:style-name="Default" office:value-type="float" office:value="1.698807898">
            <text:p>1.698807898</text:p>
          </table:table-cell>
          <table:table-cell table:style-name="Default" office:value-type="float" office:value="1.301199586">
            <text:p>1.301199586</text:p>
          </table:table-cell>
          <table:table-cell table:style-name="Default" office:value-type="float" office:value="1.073863333">
            <text:p>1.073863333</text:p>
          </table:table-cell>
          <table:table-cell table:style-name="Default" office:value-type="float" office:value="0.906466807">
            <text:p>0.906466807</text:p>
          </table:table-cell>
          <table:table-cell office:value-type="float" office:value="0.834053001">
            <text:p>0.834053001</text:p>
          </table:table-cell>
          <table:table-cell/>
          <table:table-cell table:style-name="ce7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2557">
            <text:p>2557</text:p>
          </table:table-cell>
          <table:table-cell table:style-name="Default" office:value-type="float" office:value="3.418819004">
            <text:p>3.418819004</text:p>
          </table:table-cell>
          <table:table-cell table:style-name="Default" office:value-type="float" office:value="2.0326908">
            <text:p>2.0326908</text:p>
          </table:table-cell>
          <table:table-cell table:style-name="Default" office:value-type="float" office:value="1.51130274">
            <text:p>1.51130274</text:p>
          </table:table-cell>
          <table:table-cell table:style-name="Default" office:value-type="float" office:value="1.236243179">
            <text:p>1.236243179</text:p>
          </table:table-cell>
          <table:table-cell table:style-name="Default" office:value-type="float" office:value="1.063804847">
            <text:p>1.063804847</text:p>
          </table:table-cell>
          <table:table-cell office:value-type="float" office:value="0.973562437">
            <text:p>0.973562437</text:p>
          </table:table-cell>
          <table:table-cell/>
          <table:table-cell table:style-name="ce7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2922">
            <text:p>2922</text:p>
          </table:table-cell>
          <table:table-cell table:style-name="Default" office:value-type="float" office:value="4.183577066">
            <text:p>4.183577066</text:p>
          </table:table-cell>
          <table:table-cell table:style-name="Default" office:value-type="float" office:value="2.388162867">
            <text:p>2.388162867</text:p>
          </table:table-cell>
          <table:table-cell table:style-name="Default" office:value-type="float" office:value="1.826713848">
            <text:p>1.826713848</text:p>
          </table:table-cell>
          <table:table-cell table:style-name="Default" office:value-type="float" office:value="1.528101024">
            <text:p>1.528101024</text:p>
          </table:table-cell>
          <table:table-cell table:style-name="Default" office:value-type="float" office:value="1.308491162">
            <text:p>1.308491162</text:p>
          </table:table-cell>
          <table:table-cell office:value-type="float" office:value="1.171961927">
            <text:p>1.171961927</text:p>
          </table:table-cell>
          <table:table-cell/>
          <table:table-cell table:style-name="ce7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287">
            <text:p>3287</text:p>
          </table:table-cell>
          <table:table-cell table:style-name="Default" office:value-type="float" office:value="4.845906984">
            <text:p>4.845906984</text:p>
          </table:table-cell>
          <table:table-cell table:style-name="Default" office:value-type="float" office:value="2.815946101">
            <text:p>2.815946101</text:p>
          </table:table-cell>
          <table:table-cell table:style-name="Default" office:value-type="float" office:value="2.170467176">
            <text:p>2.170467176</text:p>
          </table:table-cell>
          <table:table-cell table:style-name="Default" office:value-type="float" office:value="1.702422735">
            <text:p>1.702422735</text:p>
          </table:table-cell>
          <table:table-cell table:style-name="Default" office:value-type="float" office:value="1.453767274">
            <text:p>1.453767274</text:p>
          </table:table-cell>
          <table:table-cell office:value-type="float" office:value="1.336453519">
            <text:p>1.336453519</text:p>
          </table:table-cell>
          <table:table-cell/>
          <table:table-cell table:style-name="ce7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652">
            <text:p>3652</text:p>
          </table:table-cell>
          <table:table-cell table:style-name="Default" office:value-type="float" office:value="5.459384271">
            <text:p>5.459384271</text:p>
          </table:table-cell>
          <table:table-cell table:style-name="Default" office:value-type="float" office:value="3.169094947">
            <text:p>3.169094947</text:p>
          </table:table-cell>
          <table:table-cell table:style-name="Default" office:value-type="float" office:value="2.386191176">
            <text:p>2.386191176</text:p>
          </table:table-cell>
          <table:table-cell table:style-name="Default" office:value-type="float" office:value="1.952860009">
            <text:p>1.952860009</text:p>
          </table:table-cell>
          <table:table-cell table:style-name="Default" office:value-type="float" office:value="1.672090544">
            <text:p>1.672090544</text:p>
          </table:table-cell>
          <table:table-cell office:value-type="float" office:value="1.530649295">
            <text:p>1.530649295</text:p>
          </table:table-cell>
          <table:table-cell/>
          <table:table-cell table:style-name="ce7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4018">
            <text:p>4018</text:p>
          </table:table-cell>
          <table:table-cell table:style-name="Default" office:value-type="float" office:value="6.232456104">
            <text:p>6.232456104</text:p>
          </table:table-cell>
          <table:table-cell table:style-name="Default" office:value-type="float" office:value="3.476136582">
            <text:p>3.476136582</text:p>
          </table:table-cell>
          <table:table-cell table:style-name="Default" office:value-type="float" office:value="2.737597339">
            <text:p>2.737597339</text:p>
          </table:table-cell>
          <table:table-cell table:style-name="Default" office:value-type="float" office:value="2.246550879">
            <text:p>2.246550879</text:p>
          </table:table-cell>
          <table:table-cell table:style-name="Default" office:value-type="float" office:value="1.897207282">
            <text:p>1.897207282</text:p>
          </table:table-cell>
          <table:table-cell office:value-type="float" office:value="1.746392113">
            <text:p>1.746392113</text:p>
          </table:table-cell>
          <table:table-cell/>
          <table:table-cell table:style-name="ce7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4383">
            <text:p>4383</text:p>
          </table:table-cell>
          <table:table-cell table:style-name="Default" office:value-type="float" office:value="6.961715509">
            <text:p>6.961715509</text:p>
          </table:table-cell>
          <table:table-cell table:style-name="Default" office:value-type="float" office:value="3.967218216">
            <text:p>3.967218216</text:p>
          </table:table-cell>
          <table:table-cell table:style-name="Default" office:value-type="float" office:value="3.038211683">
            <text:p>3.038211683</text:p>
          </table:table-cell>
          <table:table-cell table:style-name="Default" office:value-type="float" office:value="2.480001702">
            <text:p>2.480001702</text:p>
          </table:table-cell>
          <table:table-cell table:style-name="Default" office:value-type="float" office:value="2.12793054">
            <text:p>2.12793054</text:p>
          </table:table-cell>
          <table:table-cell office:value-type="float" office:value="1.928833763">
            <text:p>1.928833763</text:p>
          </table:table-cell>
          <table:table-cell/>
          <table:table-cell table:style-name="ce7"/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3" office:value-type="string">
            <text:p>Days</text:p>
          </table:table-cell>
          <table:table-cell table:style-name="ce3" office:value-type="string">
            <text:p>Threads: 1</text:p>
          </table:table-cell>
          <table:table-cell table:style-name="ce3" office:value-type="string">
            <text:p>Threads: 2</text:p>
          </table:table-cell>
          <table:table-cell table:style-name="ce3" office:value-type="string">
            <text:p>Threads: 3</text:p>
          </table:table-cell>
          <table:table-cell table:style-name="ce3" office:value-type="string">
            <text:p>Threads: 4</text:p>
          </table:table-cell>
          <table:table-cell table:style-name="ce3" office:value-type="string">
            <text:p>Threads: 5</text:p>
          </table:table-cell>
          <table:table-cell table:style-name="ce3" office:value-type="string">
            <text:p>Threads: 6</text:p>
          </table:table-cell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12">
          <table:table-cell/>
          <table:table-cell table:style-name="Default" table:number-columns-repeated="2"/>
          <table:table-cell table:style-name="ce7"/>
          <table:table-cell table:style-name="Default" table:number-columns-repeated="3"/>
          <table:table-cell table:number-columns-repeated="1017"/>
        </table:table-row>
        <table:table-row table:style-name="ro1" table:number-rows-repeated="9">
          <table:table-cell table:number-columns-repeated="2"/>
          <table:table-cell table:style-name="Default"/>
          <table:table-cell table:style-name="ce7"/>
          <table:table-cell table:style-name="Default" table:number-columns-repeated="3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5/22/2014</text:date>, <text:time>23:0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Sidarau</meta:initial-creator>
    <meta:creation-date>2014-05-18T01:28:52.02</meta:creation-date>
    <dc:date>2014-05-22T23:07:16.04</dc:date>
    <dc:creator>Ivan Sidarau</dc:creator>
    <meta:editing-duration>PT10H5M40S</meta:editing-duration>
    <meta:editing-cycles>31</meta:editing-cycles>
    <meta:generator>OpenOffice/4.0.1$Win32 OpenOffice.org_project/401m5$Build-9714</meta:generator>
    <meta:document-statistic meta:table-count="3" meta:cell-count="35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7.611cm" xlink:href=".." xlink:type="simple" chart:class="chart:line" chart:style-name="ch1">
        <chart:title svg:x="6.739cm" svg:y="0.288cm" chart:style-name="ch2">
          <text:p>Multi Thread</text:p>
        </chart:title>
        <chart:subtitle svg:x="7.48cm" svg:y="1.219cm" chart:style-name="ch3">
          <text:p>Days</text:p>
        </chart:subtitle>
        <chart:legend chart:legend-position="end" svg:x="13.042cm" svg:y="2.183cm" style:legend-expansion="high" chart:style-name="ch4"/>
        <chart:plot-area chart:style-name="ch5" table:cell-range-address="Sheet1.A5:Sheet1.G27" chart:data-source-has-labels="both" svg:x="1.358cm" svg:y="2.206cm" svg:width="11.044cm" svg:height="4.245cm">
          <chartooo:coordinate-region svg:x="2.27cm" svg:y="2.418cm" svg:width="9.945cm" svg:height="3.36cm"/>
          <chart:axis chart:dimension="x" chart:name="primary-x" chart:style-name="ch6" chartooo:axis-type="auto">
            <chartooo:date-scale/>
            <chart:title svg:x="6.346cm" svg:y="6.604cm" chart:style-name="ch7">
              <text:p>Period</text:p>
            </chart:title>
            <chart:categories table:cell-range-address="Sheet1.A6:Sheet1.A27"/>
            <chart:grid chart:style-name="ch8" chart:class="major"/>
          </chart:axis>
          <chart:axis chart:dimension="y" chart:name="primary-y" chart:style-name="ch6">
            <chart:title svg:x="0.451cm" svg:y="5.311cm" chart:style-name="ch9">
              <text:p>Search Time</text:p>
            </chart:title>
            <chart:grid chart:style-name="ch8" chart:class="major"/>
          </chart:axis>
          <chart:series chart:style-name="ch10" chart:values-cell-range-address="Sheet1.B6:Sheet1.B27" chart:label-cell-address="Sheet1.B5:Sheet1.B5" chart:class="chart:line">
            <chart:data-point chart:repeated="22"/>
          </chart:series>
          <chart:series chart:style-name="ch11" chart:values-cell-range-address="Sheet1.C6:Sheet1.C27" chart:label-cell-address="Sheet1.C5:Sheet1.C5" chart:class="chart:line">
            <chart:data-point chart:repeated="22"/>
          </chart:series>
          <chart:series chart:style-name="ch12" chart:values-cell-range-address="Sheet1.D6:Sheet1.D27" chart:label-cell-address="Sheet1.D5:Sheet1.D5" chart:class="chart:line">
            <chart:data-point chart:repeated="22"/>
          </chart:series>
          <chart:series chart:style-name="ch13" chart:values-cell-range-address="Sheet1.E6:Sheet1.E27" chart:label-cell-address="Sheet1.E5:Sheet1.E5" chart:class="chart:line">
            <chart:data-point chart:repeated="22"/>
          </chart:series>
          <chart:series chart:style-name="ch14" chart:values-cell-range-address="Sheet1.F6:Sheet1.F27" chart:label-cell-address="Sheet1.F5:Sheet1.F5" chart:class="chart:line">
            <chart:data-point chart:repeated="22"/>
          </chart:series>
          <chart:series chart:style-name="ch15" chart:values-cell-range-address="Sheet1.G6:Sheet1.G27" chart:label-cell-address="Sheet1.G5:Sheet1.G5" chart:class="chart:line">
            <chart:data-point chart:repeated="2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: 1</text:p>
                <draw:g>
                  <svg:desc>Sheet1.B5:Sheet1.B5</svg:desc>
                </draw:g>
              </table:table-cell>
              <table:table-cell office:value-type="string">
                <text:p>Threads: 2</text:p>
                <draw:g>
                  <svg:desc>Sheet1.C5:Sheet1.C5</svg:desc>
                </draw:g>
              </table:table-cell>
              <table:table-cell office:value-type="string">
                <text:p>Threads: 3</text:p>
                <draw:g>
                  <svg:desc>Sheet1.D5:Sheet1.D5</svg:desc>
                </draw:g>
              </table:table-cell>
              <table:table-cell office:value-type="string">
                <text:p>Threads: 4</text:p>
                <draw:g>
                  <svg:desc>Sheet1.E5:Sheet1.E5</svg:desc>
                </draw:g>
              </table:table-cell>
              <table:table-cell office:value-type="string">
                <text:p>Threads: 5</text:p>
                <draw:g>
                  <svg:desc>Sheet1.F5:Sheet1.F5</svg:desc>
                </draw:g>
              </table:table-cell>
              <table:table-cell office:value-type="string">
                <text:p>Threads: 6</text:p>
                <draw:g>
                  <svg:desc>Sheet1.G5:Sheet1.G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6:Sheet1.A27</svg:desc>
                </draw:g>
              </table:table-cell>
              <table:table-cell office:value-type="float" office:value="0.096685097">
                <text:p>0.096685097</text:p>
                <draw:g>
                  <svg:desc>Sheet1.B6:Sheet1.B27</svg:desc>
                </draw:g>
              </table:table-cell>
              <table:table-cell office:value-type="float" office:value="0.038629178">
                <text:p>0.038629178</text:p>
                <draw:g>
                  <svg:desc>Sheet1.C6:Sheet1.C27</svg:desc>
                </draw:g>
              </table:table-cell>
              <table:table-cell office:value-type="float" office:value="0.025178021">
                <text:p>0.025178021</text:p>
                <draw:g>
                  <svg:desc>Sheet1.D6:Sheet1.D27</svg:desc>
                </draw:g>
              </table:table-cell>
              <table:table-cell office:value-type="float" office:value="0.021824159">
                <text:p>0.021824159</text:p>
                <draw:g>
                  <svg:desc>Sheet1.E6:Sheet1.E27</svg:desc>
                </draw:g>
              </table:table-cell>
              <table:table-cell office:value-type="float" office:value="0.016121097">
                <text:p>0.016121097</text:p>
                <draw:g>
                  <svg:desc>Sheet1.F6:Sheet1.F27</svg:desc>
                </draw:g>
              </table:table-cell>
              <table:table-cell office:value-type="float" office:value="0.014419682">
                <text:p>0.014419682</text:p>
                <draw:g>
                  <svg:desc>Sheet1.G6:Sheet1.G27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461256">
                <text:p>0.0461256</text:p>
              </table:table-cell>
              <table:table-cell office:value-type="float" office:value="0.024835258">
                <text:p>0.024835258</text:p>
              </table:table-cell>
              <table:table-cell office:value-type="float" office:value="0.019199657">
                <text:p>0.019199657</text:p>
              </table:table-cell>
              <table:table-cell office:value-type="float" office:value="0.017682134">
                <text:p>0.017682134</text:p>
              </table:table-cell>
              <table:table-cell office:value-type="float" office:value="0.013628205">
                <text:p>0.013628205</text:p>
              </table:table-cell>
              <table:table-cell office:value-type="float" office:value="0.013180774">
                <text:p>0.01318077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47771633">
                <text:p>0.047771633</text:p>
              </table:table-cell>
              <table:table-cell office:value-type="float" office:value="0.023510498">
                <text:p>0.023510498</text:p>
              </table:table-cell>
              <table:table-cell office:value-type="float" office:value="0.01931662">
                <text:p>0.01931662</text:p>
              </table:table-cell>
              <table:table-cell office:value-type="float" office:value="0.016008411">
                <text:p>0.016008411</text:p>
              </table:table-cell>
              <table:table-cell office:value-type="float" office:value="0.013125714">
                <text:p>0.013125714</text:p>
              </table:table-cell>
              <table:table-cell office:value-type="float" office:value="0.01611543">
                <text:p>0.0161154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7077019">
                <text:p>0.047077019</text:p>
              </table:table-cell>
              <table:table-cell office:value-type="float" office:value="0.028902337">
                <text:p>0.028902337</text:p>
              </table:table-cell>
              <table:table-cell office:value-type="float" office:value="0.022756013">
                <text:p>0.022756013</text:p>
              </table:table-cell>
              <table:table-cell office:value-type="float" office:value="0.017041084">
                <text:p>0.017041084</text:p>
              </table:table-cell>
              <table:table-cell office:value-type="float" office:value="0.014994019">
                <text:p>0.014994019</text:p>
              </table:table-cell>
              <table:table-cell office:value-type="float" office:value="0.016636418">
                <text:p>0.01663641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56112989">
                <text:p>0.056112989</text:p>
              </table:table-cell>
              <table:table-cell office:value-type="float" office:value="0.030201544">
                <text:p>0.030201544</text:p>
              </table:table-cell>
              <table:table-cell office:value-type="float" office:value="0.018974819">
                <text:p>0.018974819</text:p>
              </table:table-cell>
              <table:table-cell office:value-type="float" office:value="0.018118232">
                <text:p>0.018118232</text:p>
              </table:table-cell>
              <table:table-cell office:value-type="float" office:value="0.01582142">
                <text:p>0.01582142</text:p>
              </table:table-cell>
              <table:table-cell office:value-type="float" office:value="0.016749638">
                <text:p>0.01674963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51008425">
                <text:p>0.051008425</text:p>
              </table:table-cell>
              <table:table-cell office:value-type="float" office:value="0.02578208">
                <text:p>0.02578208</text:p>
              </table:table-cell>
              <table:table-cell office:value-type="float" office:value="0.019786396">
                <text:p>0.019786396</text:p>
              </table:table-cell>
              <table:table-cell office:value-type="float" office:value="0.015708305">
                <text:p>0.015708305</text:p>
              </table:table-cell>
              <table:table-cell office:value-type="float" office:value="0.015477694">
                <text:p>0.015477694</text:p>
              </table:table-cell>
              <table:table-cell office:value-type="float" office:value="0.01505806">
                <text:p>0.0150580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57914687">
                <text:p>0.057914687</text:p>
              </table:table-cell>
              <table:table-cell office:value-type="float" office:value="0.039584339">
                <text:p>0.039584339</text:p>
              </table:table-cell>
              <table:table-cell office:value-type="float" office:value="0.029811739">
                <text:p>0.029811739</text:p>
              </table:table-cell>
              <table:table-cell office:value-type="float" office:value="0.023479707">
                <text:p>0.023479707</text:p>
              </table:table-cell>
              <table:table-cell office:value-type="float" office:value="0.021890873">
                <text:p>0.021890873</text:p>
              </table:table-cell>
              <table:table-cell office:value-type="float" office:value="0.019866688">
                <text:p>0.01986668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55538438">
                <text:p>0.055538438</text:p>
              </table:table-cell>
              <table:table-cell office:value-type="float" office:value="0.030599367">
                <text:p>0.030599367</text:p>
              </table:table-cell>
              <table:table-cell office:value-type="float" office:value="0.022033388">
                <text:p>0.022033388</text:p>
              </table:table-cell>
              <table:table-cell office:value-type="float" office:value="0.018301481">
                <text:p>0.018301481</text:p>
              </table:table-cell>
              <table:table-cell office:value-type="float" office:value="0.015098153">
                <text:p>0.015098153</text:p>
              </table:table-cell>
              <table:table-cell office:value-type="float" office:value="0.015313262">
                <text:p>0.01531326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52520496">
                <text:p>0.052520496</text:p>
              </table:table-cell>
              <table:table-cell office:value-type="float" office:value="0.026287351">
                <text:p>0.026287351</text:p>
              </table:table-cell>
              <table:table-cell office:value-type="float" office:value="0.021024449">
                <text:p>0.021024449</text:p>
              </table:table-cell>
              <table:table-cell office:value-type="float" office:value="0.016166428">
                <text:p>0.016166428</text:p>
              </table:table-cell>
              <table:table-cell office:value-type="float" office:value="0.016810151">
                <text:p>0.016810151</text:p>
              </table:table-cell>
              <table:table-cell office:value-type="float" office:value="0.014674884">
                <text:p>0.01467488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52020678">
                <text:p>0.052020678</text:p>
              </table:table-cell>
              <table:table-cell office:value-type="float" office:value="0.027930711">
                <text:p>0.027930711</text:p>
              </table:table-cell>
              <table:table-cell office:value-type="float" office:value="0.021116822">
                <text:p>0.021116822</text:p>
              </table:table-cell>
              <table:table-cell office:value-type="float" office:value="0.020329301">
                <text:p>0.020329301</text:p>
              </table:table-cell>
              <table:table-cell office:value-type="float" office:value="0.015682646">
                <text:p>0.015682646</text:p>
              </table:table-cell>
              <table:table-cell office:value-type="float" office:value="0.01542274">
                <text:p>0.015422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2823381">
                <text:p>0.052823381</text:p>
              </table:table-cell>
              <table:table-cell office:value-type="float" office:value="0.030451079">
                <text:p>0.030451079</text:p>
              </table:table-cell>
              <table:table-cell office:value-type="float" office:value="0.023960709">
                <text:p>0.023960709</text:p>
              </table:table-cell>
              <table:table-cell office:value-type="float" office:value="0.018414061">
                <text:p>0.018414061</text:p>
              </table:table-cell>
              <table:table-cell office:value-type="float" office:value="0.016351387">
                <text:p>0.016351387</text:p>
              </table:table-cell>
              <table:table-cell office:value-type="float" office:value="0.015874341">
                <text:p>0.01587434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54784701">
                <text:p>0.054784701</text:p>
              </table:table-cell>
              <table:table-cell office:value-type="float" office:value="0.028443894">
                <text:p>0.028443894</text:p>
              </table:table-cell>
              <table:table-cell office:value-type="float" office:value="0.021049467">
                <text:p>0.021049467</text:p>
              </table:table-cell>
              <table:table-cell office:value-type="float" office:value="0.017908896">
                <text:p>0.017908896</text:p>
              </table:table-cell>
              <table:table-cell office:value-type="float" office:value="0.017300134">
                <text:p>0.017300134</text:p>
              </table:table-cell>
              <table:table-cell office:value-type="float" office:value="0.015102429">
                <text:p>0.01510242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57100116">
                <text:p>0.057100116</text:p>
              </table:table-cell>
              <table:table-cell office:value-type="float" office:value="0.030856173">
                <text:p>0.030856173</text:p>
              </table:table-cell>
              <table:table-cell office:value-type="float" office:value="0.021161726">
                <text:p>0.021161726</text:p>
              </table:table-cell>
              <table:table-cell office:value-type="float" office:value="0.019163307">
                <text:p>0.019163307</text:p>
              </table:table-cell>
              <table:table-cell office:value-type="float" office:value="0.016486846">
                <text:p>0.016486846</text:p>
              </table:table-cell>
              <table:table-cell office:value-type="float" office:value="0.017127683">
                <text:p>0.01712768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57765971">
                <text:p>0.057765971</text:p>
              </table:table-cell>
              <table:table-cell office:value-type="float" office:value="0.032658833">
                <text:p>0.032658833</text:p>
              </table:table-cell>
              <table:table-cell office:value-type="float" office:value="0.022241975">
                <text:p>0.022241975</text:p>
              </table:table-cell>
              <table:table-cell office:value-type="float" office:value="0.019226065">
                <text:p>0.019226065</text:p>
              </table:table-cell>
              <table:table-cell office:value-type="float" office:value="0.018536476">
                <text:p>0.018536476</text:p>
              </table:table-cell>
              <table:table-cell office:value-type="float" office:value="0.016534316">
                <text:p>0.01653431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59656621">
                <text:p>0.059656621</text:p>
              </table:table-cell>
              <table:table-cell office:value-type="float" office:value="0.03106337">
                <text:p>0.03106337</text:p>
              </table:table-cell>
              <table:table-cell office:value-type="float" office:value="0.023404547">
                <text:p>0.023404547</text:p>
              </table:table-cell>
              <table:table-cell office:value-type="float" office:value="0.019210028">
                <text:p>0.019210028</text:p>
              </table:table-cell>
              <table:table-cell office:value-type="float" office:value="0.018020407">
                <text:p>0.018020407</text:p>
              </table:table-cell>
              <table:table-cell office:value-type="float" office:value="0.016549818">
                <text:p>0.01654981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58650356">
                <text:p>0.058650356</text:p>
              </table:table-cell>
              <table:table-cell office:value-type="float" office:value="0.032453026">
                <text:p>0.032453026</text:p>
              </table:table-cell>
              <table:table-cell office:value-type="float" office:value="0.023064992">
                <text:p>0.023064992</text:p>
              </table:table-cell>
              <table:table-cell office:value-type="float" office:value="0.019481587">
                <text:p>0.019481587</text:p>
              </table:table-cell>
              <table:table-cell office:value-type="float" office:value="0.01690509">
                <text:p>0.01690509</text:p>
              </table:table-cell>
              <table:table-cell office:value-type="float" office:value="0.017142116">
                <text:p>0.01714211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58663079">
                <text:p>0.058663079</text:p>
              </table:table-cell>
              <table:table-cell office:value-type="float" office:value="0.032876294">
                <text:p>0.032876294</text:p>
              </table:table-cell>
              <table:table-cell office:value-type="float" office:value="0.023711067">
                <text:p>0.023711067</text:p>
              </table:table-cell>
              <table:table-cell office:value-type="float" office:value="0.021741515">
                <text:p>0.021741515</text:p>
              </table:table-cell>
              <table:table-cell office:value-type="float" office:value="0.017606974">
                <text:p>0.017606974</text:p>
              </table:table-cell>
              <table:table-cell office:value-type="float" office:value="0.017722761">
                <text:p>0.01772276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61566302">
                <text:p>0.061566302</text:p>
              </table:table-cell>
              <table:table-cell office:value-type="float" office:value="0.035340319">
                <text:p>0.035340319</text:p>
              </table:table-cell>
              <table:table-cell office:value-type="float" office:value="0.024740961">
                <text:p>0.024740961</text:p>
              </table:table-cell>
              <table:table-cell office:value-type="float" office:value="0.021563933">
                <text:p>0.021563933</text:p>
              </table:table-cell>
              <table:table-cell office:value-type="float" office:value="0.017415707">
                <text:p>0.017415707</text:p>
              </table:table-cell>
              <table:table-cell office:value-type="float" office:value="0.019297269">
                <text:p>0.01929726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62194523">
                <text:p>0.062194523</text:p>
              </table:table-cell>
              <table:table-cell office:value-type="float" office:value="0.034629669">
                <text:p>0.034629669</text:p>
              </table:table-cell>
              <table:table-cell office:value-type="float" office:value="0.024463949">
                <text:p>0.024463949</text:p>
              </table:table-cell>
              <table:table-cell office:value-type="float" office:value="0.023740468">
                <text:p>0.023740468</text:p>
              </table:table-cell>
              <table:table-cell office:value-type="float" office:value="0.020495871">
                <text:p>0.020495871</text:p>
              </table:table-cell>
              <table:table-cell office:value-type="float" office:value="0.018562991">
                <text:p>0.01856299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65145644">
                <text:p>0.065145644</text:p>
              </table:table-cell>
              <table:table-cell office:value-type="float" office:value="0.033754478">
                <text:p>0.033754478</text:p>
              </table:table-cell>
              <table:table-cell office:value-type="float" office:value="0.025608667">
                <text:p>0.025608667</text:p>
              </table:table-cell>
              <table:table-cell office:value-type="float" office:value="0.022150778">
                <text:p>0.022150778</text:p>
              </table:table-cell>
              <table:table-cell office:value-type="float" office:value="0.019884543">
                <text:p>0.019884543</text:p>
              </table:table-cell>
              <table:table-cell office:value-type="float" office:value="0.018611102">
                <text:p>0.0186111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66619012">
                <text:p>0.066619012</text:p>
              </table:table-cell>
              <table:table-cell office:value-type="float" office:value="0.034384837">
                <text:p>0.034384837</text:p>
              </table:table-cell>
              <table:table-cell office:value-type="float" office:value="0.025906954">
                <text:p>0.025906954</text:p>
              </table:table-cell>
              <table:table-cell office:value-type="float" office:value="0.022173872">
                <text:p>0.022173872</text:p>
              </table:table-cell>
              <table:table-cell office:value-type="float" office:value="0.020638279">
                <text:p>0.020638279</text:p>
              </table:table-cell>
              <table:table-cell office:value-type="float" office:value="0.01912546">
                <text:p>0.0191254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67093813">
                <text:p>0.067093813</text:p>
              </table:table-cell>
              <table:table-cell office:value-type="float" office:value="0.034481166">
                <text:p>0.034481166</text:p>
              </table:table-cell>
              <table:table-cell office:value-type="float" office:value="0.027605802">
                <text:p>0.027605802</text:p>
              </table:table-cell>
              <table:table-cell office:value-type="float" office:value="0.022152382">
                <text:p>0.022152382</text:p>
              </table:table-cell>
              <table:table-cell office:value-type="float" office:value="0.020465935">
                <text:p>0.020465935</text:p>
              </table:table-cell>
              <table:table-cell office:value-type="float" office:value="0.021323058">
                <text:p>0.0213230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39cm" svg:y="0.316cm" chart:style-name="ch2">
          <text:p>Multi Thread</text:p>
        </chart:title>
        <chart:subtitle svg:x="7.308cm" svg:y="1.275cm" chart:style-name="ch3">
          <text:p>Months</text:p>
        </chart:subtitle>
        <chart:legend chart:legend-position="end" svg:x="13.042cm" svg:y="2.878cm" style:legend-expansion="high" chart:style-name="ch4"/>
        <chart:plot-area chart:style-name="ch5" table:cell-range-address="Sheet1.A28:Sheet1.G40" chart:data-source-has-labels="both" svg:x="1.358cm" svg:y="2.318cm" svg:width="11.044cm" svg:height="5.494cm">
          <chartooo:coordinate-region svg:x="2.085cm" svg:y="2.531cm" svg:width="10.037cm" svg:height="4.608cm"/>
          <chart:axis chart:dimension="x" chart:name="primary-x" chart:style-name="ch6" chartooo:axis-type="auto">
            <chartooo:date-scale/>
            <chart:title svg:x="6.346cm" svg:y="7.993cm" chart:style-name="ch7">
              <text:p>Period</text:p>
            </chart:title>
            <chart:categories table:cell-range-address="Sheet1.A28:Sheet1.A40"/>
          </chart:axis>
          <chart:axis chart:dimension="y" chart:name="primary-y" chart:style-name="ch6">
            <chart:title svg:x="0.451cm" svg:y="6.048cm" chart:style-name="ch8">
              <text:p>Search Time</text:p>
            </chart:title>
            <chart:grid chart:style-name="ch9" chart:class="major"/>
          </chart:axis>
          <chart:series chart:style-name="ch10" chart:values-cell-range-address="Sheet1.B29:Sheet1.B40" chart:label-cell-address="Sheet1.B28:Sheet1.B28" chart:class="chart:line">
            <chart:data-point chart:repeated="12"/>
          </chart:series>
          <chart:series chart:style-name="ch11" chart:values-cell-range-address="Sheet1.C29:Sheet1.C40" chart:label-cell-address="Sheet1.C28:Sheet1.C28" chart:class="chart:line">
            <chart:data-point chart:repeated="12"/>
          </chart:series>
          <chart:series chart:style-name="ch12" chart:values-cell-range-address="Sheet1.D29:Sheet1.D40" chart:label-cell-address="Sheet1.D28:Sheet1.D28" chart:class="chart:line">
            <chart:data-point chart:repeated="12"/>
          </chart:series>
          <chart:series chart:style-name="ch13" chart:values-cell-range-address="Sheet1.E29:Sheet1.E40" chart:label-cell-address="Sheet1.E28:Sheet1.E28" chart:class="chart:line">
            <chart:data-point chart:repeated="12"/>
          </chart:series>
          <chart:series chart:style-name="ch14" chart:values-cell-range-address="Sheet1.F29:Sheet1.F40" chart:label-cell-address="Sheet1.F28:Sheet1.F28" chart:class="chart:line">
            <chart:data-point chart:repeated="12"/>
          </chart:series>
          <chart:series chart:style-name="ch15" chart:values-cell-range-address="Sheet1.G29:Sheet1.G40" chart:label-cell-address="Sheet1.G28:Sheet1.G28" chart:class="chart:line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: 1</text:p>
                <draw:g>
                  <svg:desc>Sheet1.B28:Sheet1.B28</svg:desc>
                </draw:g>
              </table:table-cell>
              <table:table-cell office:value-type="string">
                <text:p>Threads: 2</text:p>
                <draw:g>
                  <svg:desc>Sheet1.C28:Sheet1.C28</svg:desc>
                </draw:g>
              </table:table-cell>
              <table:table-cell office:value-type="string">
                <text:p>Threads: 3</text:p>
                <draw:g>
                  <svg:desc>Sheet1.D28:Sheet1.D28</svg:desc>
                </draw:g>
              </table:table-cell>
              <table:table-cell office:value-type="string">
                <text:p>Threads: 4</text:p>
                <draw:g>
                  <svg:desc>Sheet1.E28:Sheet1.E28</svg:desc>
                </draw:g>
              </table:table-cell>
              <table:table-cell office:value-type="string">
                <text:p>Threads: 5</text:p>
                <draw:g>
                  <svg:desc>Sheet1.F28:Sheet1.F28</svg:desc>
                </draw:g>
              </table:table-cell>
              <table:table-cell office:value-type="string">
                <text:p>Threads: 6</text:p>
                <draw:g>
                  <svg:desc>Sheet1.G28:Sheet1.G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ys</text:p>
                <draw:g>
                  <svg:desc>Sheet1.A28:Sheet1.A40</svg:desc>
                </draw:g>
              </table:table-cell>
              <table:table-cell office:value-type="float" office:value="0.06808479">
                <text:p>0.06808479</text:p>
                <draw:g>
                  <svg:desc>Sheet1.B29:Sheet1.B40</svg:desc>
                </draw:g>
              </table:table-cell>
              <table:table-cell office:value-type="float" office:value="0.036896866">
                <text:p>0.036896866</text:p>
                <draw:g>
                  <svg:desc>Sheet1.C29:Sheet1.C40</svg:desc>
                </draw:g>
              </table:table-cell>
              <table:table-cell office:value-type="float" office:value="0.026720135">
                <text:p>0.026720135</text:p>
                <draw:g>
                  <svg:desc>Sheet1.D29:Sheet1.D40</svg:desc>
                </draw:g>
              </table:table-cell>
              <table:table-cell office:value-type="float" office:value="0.021813468">
                <text:p>0.021813468</text:p>
                <draw:g>
                  <svg:desc>Sheet1.E29:Sheet1.E40</svg:desc>
                </draw:g>
              </table:table-cell>
              <table:table-cell office:value-type="float" office:value="0.020620425">
                <text:p>0.020620425</text:p>
                <draw:g>
                  <svg:desc>Sheet1.F29:Sheet1.F40</svg:desc>
                </draw:g>
              </table:table-cell>
              <table:table-cell office:value-type="float" office:value="0.018702939">
                <text:p>0.018702939</text:p>
                <draw:g>
                  <svg:desc>Sheet1.G29:Sheet1.G40</svg:desc>
                </draw:g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105354889">
                <text:p>0.105354889</text:p>
              </table:table-cell>
              <table:table-cell office:value-type="float" office:value="0.05727941">
                <text:p>0.05727941</text:p>
              </table:table-cell>
              <table:table-cell office:value-type="float" office:value="0.040627169">
                <text:p>0.040627169</text:p>
              </table:table-cell>
              <table:table-cell office:value-type="float" office:value="0.034594173">
                <text:p>0.034594173</text:p>
              </table:table-cell>
              <table:table-cell office:value-type="float" office:value="0.031160233">
                <text:p>0.031160233</text:p>
              </table:table-cell>
              <table:table-cell office:value-type="float" office:value="0.029118087">
                <text:p>0.02911808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141641496">
                <text:p>0.141641496</text:p>
              </table:table-cell>
              <table:table-cell office:value-type="float" office:value="0.077921217">
                <text:p>0.077921217</text:p>
              </table:table-cell>
              <table:table-cell office:value-type="float" office:value="0.05771091">
                <text:p>0.05771091</text:p>
              </table:table-cell>
              <table:table-cell office:value-type="float" office:value="0.048420168">
                <text:p>0.048420168</text:p>
              </table:table-cell>
              <table:table-cell office:value-type="float" office:value="0.043010902">
                <text:p>0.043010902</text:p>
              </table:table-cell>
              <table:table-cell office:value-type="float" office:value="0.039993495">
                <text:p>0.03999349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80071709">
                <text:p>0.180071709</text:p>
              </table:table-cell>
              <table:table-cell office:value-type="float" office:value="0.098204118">
                <text:p>0.098204118</text:p>
              </table:table-cell>
              <table:table-cell office:value-type="float" office:value="0.075297464">
                <text:p>0.075297464</text:p>
              </table:table-cell>
              <table:table-cell office:value-type="float" office:value="0.06458574">
                <text:p>0.06458574</text:p>
              </table:table-cell>
              <table:table-cell office:value-type="float" office:value="0.05446888">
                <text:p>0.05446888</text:p>
              </table:table-cell>
              <table:table-cell office:value-type="float" office:value="0.050833836">
                <text:p>0.0508338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21694987">
                <text:p>0.221694987</text:p>
              </table:table-cell>
              <table:table-cell office:value-type="float" office:value="0.117267354">
                <text:p>0.117267354</text:p>
              </table:table-cell>
              <table:table-cell office:value-type="float" office:value="0.088959668">
                <text:p>0.088959668</text:p>
              </table:table-cell>
              <table:table-cell office:value-type="float" office:value="0.078544627">
                <text:p>0.078544627</text:p>
              </table:table-cell>
              <table:table-cell office:value-type="float" office:value="0.068084255">
                <text:p>0.068084255</text:p>
              </table:table-cell>
              <table:table-cell office:value-type="float" office:value="0.062559097">
                <text:p>0.062559097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261794219">
                <text:p>0.261794219</text:p>
              </table:table-cell>
              <table:table-cell office:value-type="float" office:value="0.15170661">
                <text:p>0.15170661</text:p>
              </table:table-cell>
              <table:table-cell office:value-type="float" office:value="0.102505015">
                <text:p>0.102505015</text:p>
              </table:table-cell>
              <table:table-cell office:value-type="float" office:value="0.090458696">
                <text:p>0.090458696</text:p>
              </table:table-cell>
              <table:table-cell office:value-type="float" office:value="0.081923935">
                <text:p>0.081923935</text:p>
              </table:table-cell>
              <table:table-cell office:value-type="float" office:value="0.07418899">
                <text:p>0.07418899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.304609898">
                <text:p>0.304609898</text:p>
              </table:table-cell>
              <table:table-cell office:value-type="float" office:value="0.161173119">
                <text:p>0.161173119</text:p>
              </table:table-cell>
              <table:table-cell office:value-type="float" office:value="0.132383896">
                <text:p>0.132383896</text:p>
              </table:table-cell>
              <table:table-cell office:value-type="float" office:value="0.103429279">
                <text:p>0.103429279</text:p>
              </table:table-cell>
              <table:table-cell office:value-type="float" office:value="0.094637606">
                <text:p>0.094637606</text:p>
              </table:table-cell>
              <table:table-cell office:value-type="float" office:value="0.0852299">
                <text:p>0.0852299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.344206318">
                <text:p>0.344206318</text:p>
              </table:table-cell>
              <table:table-cell office:value-type="float" office:value="0.191165113">
                <text:p>0.191165113</text:p>
              </table:table-cell>
              <table:table-cell office:value-type="float" office:value="0.149848141">
                <text:p>0.149848141</text:p>
              </table:table-cell>
              <table:table-cell office:value-type="float" office:value="0.119748699">
                <text:p>0.119748699</text:p>
              </table:table-cell>
              <table:table-cell office:value-type="float" office:value="0.103445957">
                <text:p>0.103445957</text:p>
              </table:table-cell>
              <table:table-cell office:value-type="float" office:value="0.097990399">
                <text:p>0.0979903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377659194">
                <text:p>0.377659194</text:p>
              </table:table-cell>
              <table:table-cell office:value-type="float" office:value="0.214933378">
                <text:p>0.214933378</text:p>
              </table:table-cell>
              <table:table-cell office:value-type="float" office:value="0.165728897">
                <text:p>0.165728897</text:p>
              </table:table-cell>
              <table:table-cell office:value-type="float" office:value="0.132313226">
                <text:p>0.132313226</text:p>
              </table:table-cell>
              <table:table-cell office:value-type="float" office:value="0.115782332">
                <text:p>0.115782332</text:p>
              </table:table-cell>
              <table:table-cell office:value-type="float" office:value="0.109803113">
                <text:p>0.109803113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0.417726888">
                <text:p>0.417726888</text:p>
              </table:table-cell>
              <table:table-cell office:value-type="float" office:value="0.218033749">
                <text:p>0.218033749</text:p>
              </table:table-cell>
              <table:table-cell office:value-type="float" office:value="0.177346603">
                <text:p>0.177346603</text:p>
              </table:table-cell>
              <table:table-cell office:value-type="float" office:value="0.155766312">
                <text:p>0.155766312</text:p>
              </table:table-cell>
              <table:table-cell office:value-type="float" office:value="0.138646327">
                <text:p>0.138646327</text:p>
              </table:table-cell>
              <table:table-cell office:value-type="float" office:value="0.118370055">
                <text:p>0.118370055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0.453321232">
                <text:p>0.453321232</text:p>
              </table:table-cell>
              <table:table-cell office:value-type="float" office:value="0.247068445">
                <text:p>0.247068445</text:p>
              </table:table-cell>
              <table:table-cell office:value-type="float" office:value="0.186386314">
                <text:p>0.186386314</text:p>
              </table:table-cell>
              <table:table-cell office:value-type="float" office:value="0.174409594">
                <text:p>0.174409594</text:p>
              </table:table-cell>
              <table:table-cell office:value-type="float" office:value="0.152472963">
                <text:p>0.152472963</text:p>
              </table:table-cell>
              <table:table-cell office:value-type="float" office:value="0.130127817">
                <text:p>0.130127817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497318621">
                <text:p>0.497318621</text:p>
              </table:table-cell>
              <table:table-cell office:value-type="float" office:value="0.277853413">
                <text:p>0.277853413</text:p>
              </table:table-cell>
              <table:table-cell office:value-type="float" office:value="0.215619225">
                <text:p>0.215619225</text:p>
              </table:table-cell>
              <table:table-cell office:value-type="float" office:value="0.171873831">
                <text:p>0.171873831</text:p>
              </table:table-cell>
              <table:table-cell office:value-type="float" office:value="0.152258175">
                <text:p>0.152258175</text:p>
              </table:table-cell>
              <table:table-cell office:value-type="float" office:value="0.139010259">
                <text:p>0.1390102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75cm" svg:height="8.981cm" xlink:href=".." xlink:type="simple" chart:class="chart:line" chart:style-name="ch1">
        <chart:title svg:x="6.726cm" svg:y="0.315cm" chart:style-name="ch2">
          <text:p>Multi Thread</text:p>
        </chart:title>
        <chart:subtitle svg:x="7.414cm" svg:y="1.273cm" chart:style-name="ch3">
          <text:p>Years</text:p>
        </chart:subtitle>
        <chart:legend chart:legend-position="end" svg:x="13.017cm" svg:y="2.868cm" style:legend-expansion="high" chart:style-name="ch4"/>
        <chart:plot-area chart:style-name="ch5" table:cell-range-address="Sheet1.A41:Sheet1.G53" chart:data-source-has-labels="both" svg:x="1.357cm" svg:y="2.314cm" svg:width="11.022cm" svg:height="5.48cm">
          <chartooo:coordinate-region svg:x="1.793cm" svg:y="2.526cm" svg:width="10.214cm" svg:height="4.595cm"/>
          <chart:axis chart:dimension="x" chart:name="primary-x" chart:style-name="ch6" chartooo:axis-type="auto">
            <chartooo:date-scale/>
            <chart:title svg:x="6.334cm" svg:y="7.974cm" chart:style-name="ch7">
              <text:p>Period</text:p>
            </chart:title>
            <chart:categories table:cell-range-address="Sheet1.A41:Sheet1.A53"/>
          </chart:axis>
          <chart:axis chart:dimension="y" chart:name="primary-y" chart:style-name="ch6">
            <chart:title svg:x="0.451cm" svg:y="6.037cm" chart:style-name="ch8">
              <text:p>Search Time</text:p>
            </chart:title>
            <chart:grid chart:style-name="ch9" chart:class="major"/>
          </chart:axis>
          <chart:series chart:style-name="ch10" chart:values-cell-range-address="Sheet1.B42:Sheet1.B53" chart:label-cell-address="Sheet1.B41:Sheet1.B41" chart:class="chart:line">
            <chart:data-point chart:repeated="12"/>
          </chart:series>
          <chart:series chart:style-name="ch11" chart:values-cell-range-address="Sheet1.C42:Sheet1.C53" chart:label-cell-address="Sheet1.C41:Sheet1.C41" chart:class="chart:line">
            <chart:data-point chart:repeated="12"/>
          </chart:series>
          <chart:series chart:style-name="ch12" chart:values-cell-range-address="Sheet1.D42:Sheet1.D53" chart:label-cell-address="Sheet1.D41:Sheet1.D41" chart:class="chart:line">
            <chart:data-point chart:repeated="12"/>
          </chart:series>
          <chart:series chart:style-name="ch13" chart:values-cell-range-address="Sheet1.E42:Sheet1.E53" chart:label-cell-address="Sheet1.E41:Sheet1.E41" chart:class="chart:line">
            <chart:data-point chart:repeated="12"/>
          </chart:series>
          <chart:series chart:style-name="ch14" chart:values-cell-range-address="Sheet1.F42:Sheet1.F53" chart:label-cell-address="Sheet1.F41:Sheet1.F41" chart:class="chart:line">
            <chart:data-point chart:repeated="12"/>
          </chart:series>
          <chart:series chart:style-name="ch15" chart:values-cell-range-address="Sheet1.G42:Sheet1.G53" chart:label-cell-address="Sheet1.G41:Sheet1.G41" chart:class="chart:line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: 1</text:p>
                <draw:g>
                  <svg:desc>Sheet1.B41:Sheet1.B41</svg:desc>
                </draw:g>
              </table:table-cell>
              <table:table-cell office:value-type="string">
                <text:p>Threads: 2</text:p>
                <draw:g>
                  <svg:desc>Sheet1.C41:Sheet1.C41</svg:desc>
                </draw:g>
              </table:table-cell>
              <table:table-cell office:value-type="string">
                <text:p>Threads: 3</text:p>
                <draw:g>
                  <svg:desc>Sheet1.D41:Sheet1.D41</svg:desc>
                </draw:g>
              </table:table-cell>
              <table:table-cell office:value-type="string">
                <text:p>Threads: 4</text:p>
                <draw:g>
                  <svg:desc>Sheet1.E41:Sheet1.E41</svg:desc>
                </draw:g>
              </table:table-cell>
              <table:table-cell office:value-type="string">
                <text:p>Threads: 5</text:p>
                <draw:g>
                  <svg:desc>Sheet1.F41:Sheet1.F41</svg:desc>
                </draw:g>
              </table:table-cell>
              <table:table-cell office:value-type="string">
                <text:p>Threads: 6</text:p>
                <draw:g>
                  <svg:desc>Sheet1.G41:Sheet1.G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ys</text:p>
                <draw:g>
                  <svg:desc>Sheet1.A41:Sheet1.A53</svg:desc>
                </draw:g>
              </table:table-cell>
              <table:table-cell office:value-type="float" office:value="0.493627555">
                <text:p>0.493627555</text:p>
                <draw:g>
                  <svg:desc>Sheet1.B42:Sheet1.B53</svg:desc>
                </draw:g>
              </table:table-cell>
              <table:table-cell office:value-type="float" office:value="0.268888968">
                <text:p>0.268888968</text:p>
                <draw:g>
                  <svg:desc>Sheet1.C42:Sheet1.C53</svg:desc>
                </draw:g>
              </table:table-cell>
              <table:table-cell office:value-type="float" office:value="0.216030306">
                <text:p>0.216030306</text:p>
                <draw:g>
                  <svg:desc>Sheet1.D42:Sheet1.D53</svg:desc>
                </draw:g>
              </table:table-cell>
              <table:table-cell office:value-type="float" office:value="0.177052485">
                <text:p>0.177052485</text:p>
                <draw:g>
                  <svg:desc>Sheet1.E42:Sheet1.E53</svg:desc>
                </draw:g>
              </table:table-cell>
              <table:table-cell office:value-type="float" office:value="0.158308383">
                <text:p>0.158308383</text:p>
                <draw:g>
                  <svg:desc>Sheet1.F42:Sheet1.F53</svg:desc>
                </draw:g>
              </table:table-cell>
              <table:table-cell office:value-type="float" office:value="0.141017552">
                <text:p>0.141017552</text:p>
                <draw:g>
                  <svg:desc>Sheet1.G42:Sheet1.G53</svg:desc>
                </draw:g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969427361">
                <text:p>0.969427361</text:p>
              </table:table-cell>
              <table:table-cell office:value-type="float" office:value="0.553931856">
                <text:p>0.553931856</text:p>
              </table:table-cell>
              <table:table-cell office:value-type="float" office:value="0.424216723">
                <text:p>0.424216723</text:p>
              </table:table-cell>
              <table:table-cell office:value-type="float" office:value="0.345806592">
                <text:p>0.345806592</text:p>
              </table:table-cell>
              <table:table-cell office:value-type="float" office:value="0.297778582">
                <text:p>0.297778582</text:p>
              </table:table-cell>
              <table:table-cell office:value-type="float" office:value="0.271107307">
                <text:p>0.271107307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.441475588">
                <text:p>1.441475588</text:p>
              </table:table-cell>
              <table:table-cell office:value-type="float" office:value="0.837040365">
                <text:p>0.837040365</text:p>
              </table:table-cell>
              <table:table-cell office:value-type="float" office:value="0.628432924">
                <text:p>0.628432924</text:p>
              </table:table-cell>
              <table:table-cell office:value-type="float" office:value="0.509508205">
                <text:p>0.509508205</text:p>
              </table:table-cell>
              <table:table-cell office:value-type="float" office:value="0.445781511">
                <text:p>0.445781511</text:p>
              </table:table-cell>
              <table:table-cell office:value-type="float" office:value="0.412321258">
                <text:p>0.412321258</text:p>
              </table:table-cell>
            </table:table-row>
            <table:table-row>
              <table:table-cell office:value-type="float" office:value="1096">
                <text:p>1100</text:p>
              </table:table-cell>
              <table:table-cell office:value-type="float" office:value="2.008592281">
                <text:p>2.008592281</text:p>
              </table:table-cell>
              <table:table-cell office:value-type="float" office:value="1.102994785">
                <text:p>1.102994785</text:p>
              </table:table-cell>
              <table:table-cell office:value-type="float" office:value="0.87087599">
                <text:p>0.87087599</text:p>
              </table:table-cell>
              <table:table-cell office:value-type="float" office:value="0.755805271">
                <text:p>0.755805271</text:p>
              </table:table-cell>
              <table:table-cell office:value-type="float" office:value="0.666976251">
                <text:p>0.666976251</text:p>
              </table:table-cell>
              <table:table-cell office:value-type="float" office:value="0.607599743">
                <text:p>0.607599743</text:p>
              </table:table-cell>
            </table:table-row>
            <table:table-row>
              <table:table-cell office:value-type="float" office:value="1461">
                <text:p>1460</text:p>
              </table:table-cell>
              <table:table-cell office:value-type="float" office:value="2.58185412">
                <text:p>2.58185412</text:p>
              </table:table-cell>
              <table:table-cell office:value-type="float" office:value="1.394868131">
                <text:p>1.394868131</text:p>
              </table:table-cell>
              <table:table-cell office:value-type="float" office:value="1.075909435">
                <text:p>1.075909435</text:p>
              </table:table-cell>
              <table:table-cell office:value-type="float" office:value="0.898625376">
                <text:p>0.898625376</text:p>
              </table:table-cell>
              <table:table-cell office:value-type="float" office:value="0.763798838">
                <text:p>0.763798838</text:p>
              </table:table-cell>
              <table:table-cell office:value-type="float" office:value="0.697674834">
                <text:p>0.697674834</text:p>
              </table:table-cell>
            </table:table-row>
            <table:table-row>
              <table:table-cell office:value-type="float" office:value="1826">
                <text:p>1830</text:p>
              </table:table-cell>
              <table:table-cell office:value-type="float" office:value="2.941156025">
                <text:p>2.941156025</text:p>
              </table:table-cell>
              <table:table-cell office:value-type="float" office:value="1.698807898">
                <text:p>1.698807898</text:p>
              </table:table-cell>
              <table:table-cell office:value-type="float" office:value="1.301199586">
                <text:p>1.301199586</text:p>
              </table:table-cell>
              <table:table-cell office:value-type="float" office:value="1.073863333">
                <text:p>1.073863333</text:p>
              </table:table-cell>
              <table:table-cell office:value-type="float" office:value="0.906466807">
                <text:p>0.906466807</text:p>
              </table:table-cell>
              <table:table-cell office:value-type="float" office:value="0.834053001">
                <text:p>0.834053001</text:p>
              </table:table-cell>
            </table:table-row>
            <table:table-row>
              <table:table-cell office:value-type="float" office:value="2191">
                <text:p>2190</text:p>
              </table:table-cell>
              <table:table-cell office:value-type="float" office:value="3.418819004">
                <text:p>3.418819004</text:p>
              </table:table-cell>
              <table:table-cell office:value-type="float" office:value="2.0326908">
                <text:p>2.0326908</text:p>
              </table:table-cell>
              <table:table-cell office:value-type="float" office:value="1.51130274">
                <text:p>1.51130274</text:p>
              </table:table-cell>
              <table:table-cell office:value-type="float" office:value="1.236243179">
                <text:p>1.236243179</text:p>
              </table:table-cell>
              <table:table-cell office:value-type="float" office:value="1.063804847">
                <text:p>1.063804847</text:p>
              </table:table-cell>
              <table:table-cell office:value-type="float" office:value="0.973562437">
                <text:p>0.973562437</text:p>
              </table:table-cell>
            </table:table-row>
            <table:table-row>
              <table:table-cell office:value-type="float" office:value="2557">
                <text:p>2560</text:p>
              </table:table-cell>
              <table:table-cell office:value-type="float" office:value="4.183577066">
                <text:p>4.183577066</text:p>
              </table:table-cell>
              <table:table-cell office:value-type="float" office:value="2.388162867">
                <text:p>2.388162867</text:p>
              </table:table-cell>
              <table:table-cell office:value-type="float" office:value="1.826713848">
                <text:p>1.826713848</text:p>
              </table:table-cell>
              <table:table-cell office:value-type="float" office:value="1.528101024">
                <text:p>1.528101024</text:p>
              </table:table-cell>
              <table:table-cell office:value-type="float" office:value="1.308491162">
                <text:p>1.308491162</text:p>
              </table:table-cell>
              <table:table-cell office:value-type="float" office:value="1.171961927">
                <text:p>1.171961927</text:p>
              </table:table-cell>
            </table:table-row>
            <table:table-row>
              <table:table-cell office:value-type="float" office:value="2922">
                <text:p>2920</text:p>
              </table:table-cell>
              <table:table-cell office:value-type="float" office:value="4.845906984">
                <text:p>4.845906984</text:p>
              </table:table-cell>
              <table:table-cell office:value-type="float" office:value="2.815946101">
                <text:p>2.815946101</text:p>
              </table:table-cell>
              <table:table-cell office:value-type="float" office:value="2.170467176">
                <text:p>2.170467176</text:p>
              </table:table-cell>
              <table:table-cell office:value-type="float" office:value="1.702422735">
                <text:p>1.702422735</text:p>
              </table:table-cell>
              <table:table-cell office:value-type="float" office:value="1.453767274">
                <text:p>1.453767274</text:p>
              </table:table-cell>
              <table:table-cell office:value-type="float" office:value="1.336453519">
                <text:p>1.336453519</text:p>
              </table:table-cell>
            </table:table-row>
            <table:table-row>
              <table:table-cell office:value-type="float" office:value="3287">
                <text:p>3290</text:p>
              </table:table-cell>
              <table:table-cell office:value-type="float" office:value="5.459384271">
                <text:p>5.459384271</text:p>
              </table:table-cell>
              <table:table-cell office:value-type="float" office:value="3.169094947">
                <text:p>3.169094947</text:p>
              </table:table-cell>
              <table:table-cell office:value-type="float" office:value="2.386191176">
                <text:p>2.386191176</text:p>
              </table:table-cell>
              <table:table-cell office:value-type="float" office:value="1.952860009">
                <text:p>1.952860009</text:p>
              </table:table-cell>
              <table:table-cell office:value-type="float" office:value="1.672090544">
                <text:p>1.672090544</text:p>
              </table:table-cell>
              <table:table-cell office:value-type="float" office:value="1.530649295">
                <text:p>1.530649295</text:p>
              </table:table-cell>
            </table:table-row>
            <table:table-row>
              <table:table-cell office:value-type="float" office:value="3652">
                <text:p>3650</text:p>
              </table:table-cell>
              <table:table-cell office:value-type="float" office:value="6.232456104">
                <text:p>6.232456104</text:p>
              </table:table-cell>
              <table:table-cell office:value-type="float" office:value="3.476136582">
                <text:p>3.476136582</text:p>
              </table:table-cell>
              <table:table-cell office:value-type="float" office:value="2.737597339">
                <text:p>2.737597339</text:p>
              </table:table-cell>
              <table:table-cell office:value-type="float" office:value="2.246550879">
                <text:p>2.246550879</text:p>
              </table:table-cell>
              <table:table-cell office:value-type="float" office:value="1.897207282">
                <text:p>1.897207282</text:p>
              </table:table-cell>
              <table:table-cell office:value-type="float" office:value="1.746392113">
                <text:p>1.746392113</text:p>
              </table:table-cell>
            </table:table-row>
            <table:table-row>
              <table:table-cell office:value-type="float" office:value="4018">
                <text:p>4020</text:p>
              </table:table-cell>
              <table:table-cell office:value-type="float" office:value="6.961715509">
                <text:p>6.961715509</text:p>
              </table:table-cell>
              <table:table-cell office:value-type="float" office:value="3.967218216">
                <text:p>3.967218216</text:p>
              </table:table-cell>
              <table:table-cell office:value-type="float" office:value="3.038211683">
                <text:p>3.038211683</text:p>
              </table:table-cell>
              <table:table-cell office:value-type="float" office:value="2.480001702">
                <text:p>2.480001702</text:p>
              </table:table-cell>
              <table:table-cell office:value-type="float" office:value="2.12793054">
                <text:p>2.12793054</text:p>
              </table:table-cell>
              <table:table-cell office:value-type="float" office:value="1.928833763">
                <text:p>1.9288337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